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uosu SIL" svg:font-family="'Nuosu SIL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0" style:family="table-column">
      <style:table-column-properties fo:break-before="auto" style:column-width="48.76pt"/>
    </style:style>
    <style:style style:name="co11" style:family="table-column">
      <style:table-column-properties fo:break-before="auto" style:column-width="423.01pt"/>
    </style:style>
    <style:style style:name="co12" style:family="table-column">
      <style:table-column-properties fo:break-before="auto" style:column-width="245.25pt"/>
    </style:style>
    <style:style style:name="co13" style:family="table-column">
      <style:table-column-properties fo:break-before="auto" style:column-width="125.26pt"/>
    </style:style>
    <style:style style:name="co14" style:family="table-column">
      <style:table-column-properties fo:break-before="auto" style:column-width="170.25pt"/>
    </style:style>
    <style:style style:name="co15" style:family="table-column">
      <style:table-column-properties fo:break-before="auto" style:column-width="85.49pt"/>
    </style:style>
    <style:style style:name="co16" style:family="table-column">
      <style:table-column-properties fo:break-before="auto" style:column-width="80.25pt"/>
    </style:style>
    <style:style style:name="co17" style:family="table-column">
      <style:table-column-properties fo:break-before="auto" style:column-width="87pt"/>
    </style:style>
    <style:style style:name="co9" style:family="table-column">
      <style:table-column-properties fo:break-before="auto" style:column-width="61.51pt"/>
    </style:style>
    <style:style style:name="co18" style:family="table-column">
      <style:table-column-properties fo:break-before="auto" style:column-width="484.81pt"/>
    </style:style>
    <style:style style:name="co19" style:family="table-column">
      <style:table-column-properties fo:break-before="auto" style:column-width="137.99pt"/>
    </style:style>
    <style:style style:name="co20" style:family="table-column">
      <style:table-column-properties fo:break-before="auto" style:column-width="146.15pt"/>
    </style:style>
    <style:style style:name="co21" style:family="table-column">
      <style:table-column-properties fo:break-before="auto" style:column-width="193.49pt"/>
    </style:style>
    <style:style style:name="co22" style:family="table-column">
      <style:table-column-properties fo:break-before="auto" style:column-width="127.5pt"/>
    </style:style>
    <style:style style:name="co23" style:family="table-column">
      <style:table-column-properties fo:break-before="auto" style:column-width="134.25pt"/>
    </style:style>
    <style:style style:name="co24" style:family="table-column">
      <style:table-column-properties fo:break-before="auto" style:column-width="141pt"/>
    </style:style>
    <style:style style:name="co25" style:family="table-column">
      <style:table-column-properties fo:break-before="auto" style:column-width="124.5pt"/>
    </style:style>
    <style:style style:name="ro8" style:family="table-row">
      <style:table-row-properties style:row-height="12.81pt" fo:break-before="auto" style:use-optimal-row-height="true"/>
    </style:style>
    <style:style style:name="ro21" style:family="table-row">
      <style:table-row-properties style:row-height="35.8pt" fo:break-before="auto" style:use-optimal-row-height="false"/>
    </style:style>
    <style:style style:name="ro22" style:family="table-row">
      <style:table-row-properties style:row-height="51.45pt" fo:break-before="auto" style:use-optimal-row-height="false"/>
    </style:style>
    <style:style style:name="ro23" style:family="table-row">
      <style:table-row-properties style:row-height="33.79pt" fo:break-before="auto" style:use-optimal-row-height="true"/>
    </style:style>
    <style:style style:name="ro24" style:family="table-row">
      <style:table-row-properties style:row-height="17.89pt" fo:break-before="auto" style:use-optimal-row-height="true"/>
    </style:style>
    <style:style style:name="ro25" style:family="table-row">
      <style:table-row-properties style:row-height="48.76pt" fo:break-before="auto" style:use-optimal-row-height="false"/>
    </style:style>
    <style:style style:name="ro7" style:family="table-row">
      <style:table-row-properties style:row-height="51.7pt" fo:break-before="auto" style:use-optimal-row-height="false"/>
    </style:style>
    <style:style style:name="ro9" style:family="table-row">
      <style:table-row-properties style:row-height="22.85pt" fo:break-before="auto" style:use-optimal-row-height="false"/>
    </style:style>
    <style:style style:name="ro10" style:family="table-row">
      <style:table-row-properties style:row-height="17.89pt" fo:break-before="auto" style:use-optimal-row-height="false"/>
    </style:style>
    <style:style style:name="ro11" style:family="table-row">
      <style:table-row-properties style:row-height="17.15pt" fo:break-before="auto" style:use-optimal-row-height="false"/>
    </style:style>
    <style:style style:name="ro12" style:family="table-row">
      <style:table-row-properties style:row-height="15.65pt" fo:break-before="auto" style:use-optimal-row-height="false"/>
    </style:style>
    <style:style style:name="ro13" style:family="table-row">
      <style:table-row-properties style:row-height="29.11pt" fo:break-before="auto" style:use-optimal-row-height="false"/>
    </style:style>
    <style:style style:name="ro14" style:family="table-row">
      <style:table-row-properties style:row-height="15pt" fo:break-before="auto" style:use-optimal-row-height="true"/>
    </style:style>
    <style:style style:name="ro15" style:family="table-row">
      <style:table-row-properties style:row-height="16.16pt" fo:break-before="auto" style:use-optimal-row-height="true"/>
    </style:style>
    <style:style style:name="ro16" style:family="table-row">
      <style:table-row-properties style:row-height="26.84pt" fo:break-before="auto" style:use-optimal-row-height="false"/>
    </style:style>
    <style:style style:name="ro17" style:family="table-row">
      <style:table-row-properties style:row-height="32.8pt" fo:break-before="auto" style:use-optimal-row-height="false"/>
    </style:style>
    <style:style style:name="ro18" style:family="table-row">
      <style:table-row-properties style:row-height="22.96pt" fo:break-before="auto" style:use-optimal-row-height="true"/>
    </style:style>
    <style:style style:name="ro19" style:family="table-row">
      <style:table-row-properties style:row-height="12.95pt" fo:break-before="auto" style:use-optimal-row-height="false"/>
    </style:style>
    <style:style style:name="ro20" style:family="table-row">
      <style:table-row-properties style:row-height="17.94pt" fo:break-before="auto" style:use-optimal-row-height="true"/>
    </style:style>
    <style:style style:name="ro26" style:family="table-row">
      <style:table-row-properties style:row-height="25.34pt" fo:break-before="auto" style:use-optimal-row-height="false"/>
    </style:style>
    <style:style style:name="ro27" style:family="table-row">
      <style:table-row-properties style:row-height="14.91pt" fo:break-before="auto" style:use-optimal-row-height="false"/>
    </style:style>
    <style:style style:name="ro28" style:family="table-row">
      <style:table-row-properties style:row-height="19.7pt" fo:break-before="auto" style:use-optimal-row-height="true"/>
    </style:style>
    <style:style style:name="ro29" style:family="table-row">
      <style:table-row-properties style:row-height="85.95pt" fo:break-before="auto" style:use-optimal-row-height="true"/>
    </style:style>
    <style:style style:name="ro30" style:family="table-row">
      <style:table-row-properties style:row-height="13.89pt" fo:break-before="auto" style:use-optimal-row-height="false"/>
    </style:style>
    <style:style style:name="ro31" style:family="table-row">
      <style:table-row-properties style:row-height="17.35pt" fo:break-before="auto" style:use-optimal-row-height="true"/>
    </style:style>
    <style:style style:name="ta2" style:family="table" style:master-page-name="PageStyle_5f_Overall_5f_Expense_5f_Summary">
      <style:table-properties table:display="true" style:writing-mode="lr-tb"/>
    </style:style>
    <style:style style:name="ta3" style:family="table" style:master-page-name="PageStyle_5f_Germany_5f_Expenses_5f_1st_5f_Nov_5f_2016_5f_Till_5f_18th_5f_Dec_5f_2016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70">
      <number:fraction number:min-integer-digits="0" number:min-numerator-digits="1" number:min-denominator-digits="1"/>
    </number:number-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e7" style:family="table-cell" style:parent-style-name="Default">
      <style:table-cell-properties style:rotation-align="none"/>
    </style:style>
    <style:style style:name="ce70" style:family="table-cell" style:parent-style-name="Default">
      <style:table-cell-properties fo:background-color="#ff00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1" style:family="table-cell" style:parent-style-name="Default">
      <style:table-cell-properties fo:background-color="#99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>
      <style:table-cell-properties fo:background-color="#99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fo:background-color="#ff66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Default">
      <style:table-cell-properties fo:background-color="#ff66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33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rotation-align="none"/>
    </style:style>
    <style:style style:name="ce19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ffffff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33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27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9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2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33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4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5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6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3333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9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 style:data-style-name="N81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43" style:family="table-cell" style:parent-style-name="Default" style:data-style-name="N80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44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 style:data-style-name="N70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50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3333" style:text-outline="false" style:text-line-through-style="none" style:text-line-through-type="none" style:font-name="Nuosu SIL" fo:font-size="22pt" fo:font-style="normal" fo:text-shadow="none" style:text-underline-style="none" fo:font-weight="bold" style:font-name-asian="Nuosu SIL" style:font-size-asian="22pt" style:font-style-asian="normal" style:font-weight-asian="bold" style:font-size-complex="22pt" style:font-style-complex="normal" style:font-weight-complex="bold"/>
    </style:style>
    <style:style style:name="ce51" style:family="table-cell" style:parent-style-name="Default" style:data-style-name="N50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7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order="0.06pt solid #000000" style:vertical-align="middle"/>
    </style:style>
    <style:style style:name="ce59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0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61" style:family="table-cell" style:parent-style-name="Default">
      <style:table-cell-properties fo:border="0.06pt solid #000000" style:rotation-align="none" style:vertical-align="middle"/>
      <style:text-properties fo:color="#ff420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62" style:family="table-cell" style:parent-style-name="Default">
      <style:table-cell-properties fo:border="0.06pt solid #000000" style:rotation-align="none" style:vertical-align="middle"/>
    </style:style>
    <style:style style:name="ce63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64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vertical-align="middle"/>
    </style:style>
    <style:style style:name="ce66" style:family="table-cell" style:parent-style-name="Default">
      <style:table-cell-properties fo:border="0.06pt solid #000000" style:rotation-align="none" style:vertical-align="middl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0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order="0.06pt solid #000000" style:rotation-align="none"/>
    </style:style>
    <style:style style:name="ce82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fo:border="0.06pt solid #000000"/>
    </style:style>
    <style:style style:name="ce84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fo:background-color="#99ff66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fo:background-color="#ffff99" style:rotation-align="none"/>
    </style:style>
    <style:style style:name="ce89" style:family="table-cell" style:parent-style-name="Default">
      <style:table-cell-properties fo:background-color="#cfe7f5"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fo:background-color="#ff00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1" style:family="table-cell" style:parent-style-name="Default">
      <style:table-cell-properties fo:background-color="#99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Default">
      <style:table-cell-properties fo:background-color="#99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3" style:family="table-cell" style:parent-style-name="Default">
      <style:table-cell-properties fo:background-color="#ff66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fo:background-color="#ff66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55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3465a4" draw:marker-start="Arrowheads_20_1" draw:marker-start-width="5.95pt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340.16pt" fo:min-height="67.2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3465a4" draw:marker-start="Arrowheads_20_1" draw:marker-start-width="5.95pt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340.16pt" fo:min-height="89.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3465a4" draw:marker-start="Arrowheads_20_1" draw:marker-start-width="5.95pt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340.16pt" fo:min-height="35.1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Germany_Expenses_1st_Nov_2016_Till_18th_Dec_2016" table:style-name="ta3">
        <office:forms form:automatic-focus="false" form:apply-design-mode="false"/>
        <table:table-column table:style-name="co18" table:default-cell-style-name="ce31"/>
        <table:table-column table:style-name="co19" table:default-cell-style-name="ce18"/>
        <table:table-column table:style-name="co20" table:default-cell-style-name="ce18"/>
        <table:table-column table:style-name="co21" table:default-cell-style-name="ce62"/>
        <table:table-column table:style-name="co22" table:number-columns-repeated="14" table:default-cell-style-name="ce62"/>
        <table:table-column table:style-name="co23" table:number-columns-repeated="7" table:default-cell-style-name="ce62"/>
        <table:table-column table:style-name="co23" table:number-columns-repeated="2" table:default-cell-style-name="ce81"/>
        <table:table-column table:style-name="co24" table:number-columns-repeated="20" table:default-cell-style-name="ce81"/>
        <table:table-column table:style-name="co25" table:number-columns-repeated="6" table:default-cell-style-name="ce81"/>
        <table:table-column table:style-name="co24" table:default-cell-style-name="ce81"/>
        <table:table-column table:style-name="co25" table:number-columns-repeated="9" table:default-cell-style-name="ce81"/>
        <table:table-column table:style-name="co24" table:default-cell-style-name="ce81"/>
        <table:table-column table:style-name="co25" table:number-columns-repeated="7" table:default-cell-style-name="ce81"/>
        <table:table-column table:style-name="co9" table:number-columns-repeated="907" table:default-cell-style-name="ce18"/>
        <table:table-column table:style-name="co9" table:number-columns-repeated="46" table:default-cell-style-name="Default"/>
        <table:table-row table:style-name="ro7">
          <table:table-cell table:style-name="ce12" office:value-type="string" calcext:value-type="string" table:number-columns-spanned="3" table:number-rows-spanned="1">
            <text:p>CATEGORY</text:p>
          </table:table-cell>
          <table:covered-table-cell table:number-columns-repeated="2" table:style-name="ce12"/>
          <table:table-cell table:style-name="ce53" office:value-type="date" office:date-value="2017-01-06" calcext:value-type="date">
            <text:p>6. January 2017</text:p>
          </table:table-cell>
          <table:table-cell table:style-name="ce53" office:value-type="date" office:date-value="2017-01-07" calcext:value-type="date">
            <text:p>7. January 2017</text:p>
          </table:table-cell>
          <table:table-cell table:style-name="ce53" office:value-type="date" office:date-value="2017-01-08" calcext:value-type="date">
            <text:p>8. January 2017</text:p>
          </table:table-cell>
          <table:table-cell table:style-name="ce53" office:value-type="date" office:date-value="2017-01-09" calcext:value-type="date">
            <text:p>9. January 2017</text:p>
          </table:table-cell>
          <table:table-cell table:style-name="ce53" office:value-type="date" office:date-value="2017-01-10" calcext:value-type="date">
            <text:p>10. January 2017</text:p>
          </table:table-cell>
          <table:table-cell table:style-name="ce53" office:value-type="date" office:date-value="2017-01-11" calcext:value-type="date">
            <text:p>11. January 2017</text:p>
          </table:table-cell>
          <table:table-cell table:style-name="ce53" office:value-type="date" office:date-value="2017-01-12" calcext:value-type="date">
            <text:p>12. January 2017</text:p>
          </table:table-cell>
          <table:table-cell table:style-name="ce53" office:value-type="date" office:date-value="2017-01-13" calcext:value-type="date">
            <text:p>13. January 2017</text:p>
          </table:table-cell>
          <table:table-cell table:style-name="ce53" office:value-type="date" office:date-value="2017-01-14" calcext:value-type="date">
            <text:p>14. January 2017</text:p>
          </table:table-cell>
          <table:table-cell table:style-name="ce53" office:value-type="date" office:date-value="2017-01-15" calcext:value-type="date">
            <text:p>15. January 2017</text:p>
          </table:table-cell>
          <table:table-cell table:style-name="ce53" office:value-type="date" office:date-value="2017-01-16" calcext:value-type="date">
            <text:p>16. January 2017</text:p>
          </table:table-cell>
          <table:table-cell table:style-name="ce53" office:value-type="date" office:date-value="2017-01-17" calcext:value-type="date">
            <text:p>17. January 2017</text:p>
          </table:table-cell>
          <table:table-cell table:style-name="ce53" office:value-type="date" office:date-value="2017-01-18" calcext:value-type="date">
            <text:p>18. January 2017</text:p>
          </table:table-cell>
          <table:table-cell table:style-name="ce53" office:value-type="date" office:date-value="2017-01-19" calcext:value-type="date">
            <text:p>19. January 2017</text:p>
          </table:table-cell>
          <table:table-cell table:style-name="ce53" office:value-type="date" office:date-value="2017-01-20" calcext:value-type="date">
            <text:p>20. January 2017</text:p>
          </table:table-cell>
          <table:table-cell table:style-name="ce53" office:value-type="date" office:date-value="2017-01-21" calcext:value-type="date">
            <text:p>21. January 2017</text:p>
          </table:table-cell>
          <table:table-cell table:style-name="ce53" office:value-type="date" office:date-value="2017-01-22" calcext:value-type="date">
            <text:p>22. January 2017</text:p>
          </table:table-cell>
          <table:table-cell table:style-name="ce53" office:value-type="date" office:date-value="2017-01-23" calcext:value-type="date">
            <text:p>23. January 2017</text:p>
          </table:table-cell>
          <table:table-cell table:style-name="ce53" office:value-type="date" office:date-value="2017-01-24" calcext:value-type="date">
            <text:p>24. January 2017</text:p>
          </table:table-cell>
          <table:table-cell table:style-name="ce53" office:value-type="date" office:date-value="2017-01-25" calcext:value-type="date">
            <text:p>25. January 2017</text:p>
          </table:table-cell>
          <table:table-cell table:style-name="ce53" office:value-type="date" office:date-value="2017-01-26" calcext:value-type="date">
            <text:p>26. January 2017</text:p>
          </table:table-cell>
          <table:table-cell table:style-name="ce53" office:value-type="date" office:date-value="2017-01-27" calcext:value-type="date">
            <text:p>27. January 2017</text:p>
          </table:table-cell>
          <table:table-cell table:style-name="ce53" office:value-type="date" office:date-value="2017-01-28" calcext:value-type="date">
            <text:p>28. January 2017</text:p>
          </table:table-cell>
          <table:table-cell table:style-name="ce53" office:value-type="date" office:date-value="2017-01-29" calcext:value-type="date">
            <text:p>29. January 2017</text:p>
          </table:table-cell>
          <table:table-cell table:style-name="ce53" office:value-type="date" office:date-value="2017-01-30" calcext:value-type="date">
            <text:p>30. January 2017</text:p>
          </table:table-cell>
          <table:table-cell table:style-name="ce53" office:value-type="date" office:date-value="2017-01-31" calcext:value-type="date">
            <text:p>31. January 2017</text:p>
          </table:table-cell>
          <table:table-cell table:style-name="ce53" office:value-type="date" office:date-value="2017-02-01" calcext:value-type="date">
            <text:p>1. February 2017</text:p>
          </table:table-cell>
          <table:table-cell table:style-name="ce53" office:value-type="date" office:date-value="2017-02-02" calcext:value-type="date">
            <text:p>2. February 2017</text:p>
          </table:table-cell>
          <table:table-cell table:style-name="ce53" office:value-type="date" office:date-value="2017-02-03" calcext:value-type="date">
            <text:p>3. February 2017</text:p>
          </table:table-cell>
          <table:table-cell table:style-name="ce53" office:value-type="date" office:date-value="2017-02-04" calcext:value-type="date">
            <text:p>4. February 2017</text:p>
          </table:table-cell>
          <table:table-cell table:style-name="ce53" office:value-type="date" office:date-value="2017-02-05" calcext:value-type="date">
            <text:p>5. February 2017</text:p>
          </table:table-cell>
          <table:table-cell table:style-name="ce53" office:value-type="date" office:date-value="2017-02-06" calcext:value-type="date">
            <text:p>6. February 2017</text:p>
          </table:table-cell>
          <table:table-cell table:style-name="ce53" office:value-type="date" office:date-value="2017-02-07" calcext:value-type="date">
            <text:p>7. February 2017</text:p>
          </table:table-cell>
          <table:table-cell table:style-name="ce53" office:value-type="date" office:date-value="2017-02-08" calcext:value-type="date">
            <text:p>8. February 2017</text:p>
          </table:table-cell>
          <table:table-cell table:style-name="ce53" office:value-type="date" office:date-value="2017-02-09" calcext:value-type="date">
            <text:p>9. February 2017</text:p>
          </table:table-cell>
          <table:table-cell table:style-name="ce53" office:value-type="date" office:date-value="2017-02-10" calcext:value-type="date">
            <text:p>10. February 2017</text:p>
          </table:table-cell>
          <table:table-cell table:style-name="ce53" office:value-type="date" office:date-value="2017-02-11" calcext:value-type="date">
            <text:p>11. February 2017</text:p>
          </table:table-cell>
          <table:table-cell table:style-name="ce53" office:value-type="date" office:date-value="2017-02-12" calcext:value-type="date">
            <text:p>12. February 2017</text:p>
          </table:table-cell>
          <table:table-cell table:style-name="ce53" office:value-type="date" office:date-value="2017-02-13" calcext:value-type="date">
            <text:p>13. February 2017</text:p>
          </table:table-cell>
          <table:table-cell table:style-name="ce53" office:value-type="date" office:date-value="2017-02-14" calcext:value-type="date">
            <text:p>14. February 2017</text:p>
          </table:table-cell>
          <table:table-cell table:style-name="ce53" office:value-type="date" office:date-value="2017-02-15" calcext:value-type="date">
            <text:p>15. February 2017</text:p>
          </table:table-cell>
          <table:table-cell table:style-name="ce53" office:value-type="date" office:date-value="2017-02-16" calcext:value-type="date">
            <text:p>16. February 2017</text:p>
          </table:table-cell>
          <table:table-cell table:style-name="ce53" office:value-type="date" office:date-value="2017-02-17" calcext:value-type="date">
            <text:p>17. February 2017</text:p>
          </table:table-cell>
          <table:table-cell table:style-name="ce53" office:value-type="date" office:date-value="2017-02-18" calcext:value-type="date">
            <text:p>18. February 2017</text:p>
          </table:table-cell>
          <table:table-cell table:style-name="ce53" office:value-type="date" office:date-value="2017-02-19" calcext:value-type="date">
            <text:p>19. February 2017</text:p>
          </table:table-cell>
          <table:table-cell table:style-name="ce53" office:value-type="date" office:date-value="2017-02-20" calcext:value-type="date">
            <text:p>20. February 2017</text:p>
          </table:table-cell>
          <table:table-cell table:style-name="ce53" office:value-type="date" office:date-value="2017-02-21" calcext:value-type="date">
            <text:p>21. February 2017</text:p>
          </table:table-cell>
          <table:table-cell table:style-name="ce53" office:value-type="date" office:date-value="2017-02-22" calcext:value-type="date">
            <text:p>22. February 2017</text:p>
          </table:table-cell>
          <table:table-cell table:style-name="ce53" office:value-type="date" office:date-value="2017-02-23" calcext:value-type="date">
            <text:p>23. February 2017</text:p>
          </table:table-cell>
          <table:table-cell table:style-name="ce53" office:value-type="date" office:date-value="2017-02-24" calcext:value-type="date">
            <text:p>24. February 2017</text:p>
          </table:table-cell>
          <table:table-cell table:style-name="ce53" office:value-type="date" office:date-value="2017-02-25" calcext:value-type="date">
            <text:p>25. February 2017</text:p>
          </table:table-cell>
          <table:table-cell table:style-name="ce53" office:value-type="date" office:date-value="2017-02-26" calcext:value-type="date">
            <text:p>26. February 2017</text:p>
          </table:table-cell>
          <table:table-cell table:style-name="ce53" office:value-type="date" office:date-value="2017-02-27" calcext:value-type="date">
            <text:p>27. February 2017</text:p>
          </table:table-cell>
          <table:table-cell table:style-name="ce53" office:value-type="date" office:date-value="2017-02-28" calcext:value-type="date">
            <text:p>28. February 2017</text:p>
          </table:table-cell>
          <table:table-cell table:style-name="ce53" office:value-type="date" office:date-value="2017-03-01" calcext:value-type="date">
            <text:p>1. March 2017</text:p>
          </table:table-cell>
          <table:table-cell table:style-name="ce53" office:value-type="date" office:date-value="2017-03-02" calcext:value-type="date">
            <text:p>2. March 2017</text:p>
          </table:table-cell>
          <table:table-cell table:style-name="ce53" office:value-type="date" office:date-value="2017-03-03" calcext:value-type="date">
            <text:p>3. March 2017</text:p>
          </table:table-cell>
          <table:table-cell table:style-name="ce53" office:value-type="date" office:date-value="2017-03-04" calcext:value-type="date">
            <text:p>4. March 2017</text:p>
          </table:table-cell>
          <table:table-cell table:style-name="ce53" office:value-type="date" office:date-value="2017-03-05" calcext:value-type="date">
            <text:p>5. March 2017</text:p>
          </table:table-cell>
          <table:table-cell table:style-name="ce53" office:value-type="date" office:date-value="2017-03-06" calcext:value-type="date">
            <text:p>6. March 2017</text:p>
          </table:table-cell>
          <table:table-cell table:style-name="ce53" office:value-type="date" office:date-value="2017-03-07" calcext:value-type="date">
            <text:p>7. March 2017</text:p>
          </table:table-cell>
          <table:table-cell table:style-name="ce53" office:value-type="date" office:date-value="2017-03-08" calcext:value-type="date">
            <text:p>8. March 2017</text:p>
          </table:table-cell>
          <table:table-cell table:style-name="ce53" office:value-type="date" office:date-value="2017-03-09" calcext:value-type="date">
            <text:p>9. March 2017</text:p>
          </table:table-cell>
          <table:table-cell table:style-name="ce53" office:value-type="date" office:date-value="2017-03-10" calcext:value-type="date">
            <text:p>10. March 2017</text:p>
          </table:table-cell>
          <table:table-cell table:style-name="ce53" office:value-type="date" office:date-value="2017-03-11" calcext:value-type="date">
            <text:p>11. March 2017</text:p>
          </table:table-cell>
          <table:table-cell table:style-name="ce53" office:value-type="date" office:date-value="2017-03-12" calcext:value-type="date">
            <text:p>12. March 2017</text:p>
          </table:table-cell>
          <table:table-cell table:style-name="ce53" office:value-type="date" office:date-value="2017-03-13" calcext:value-type="date">
            <text:p>13. March 2017</text:p>
          </table:table-cell>
          <table:table-cell table:style-name="ce53" office:value-type="date" office:date-value="2017-03-14" calcext:value-type="date">
            <text:p>14. March 2017</text:p>
          </table:table-cell>
          <table:table-cell table:style-name="ce85" table:number-columns-repeated="857"/>
          <table:table-cell table:number-columns-repeated="96"/>
        </table:table-row>
        <table:table-row table:style-name="ro9">
          <table:table-cell table:style-name="ce13" office:value-type="string" calcext:value-type="string" table:number-columns-spanned="3" table:number-rows-spanned="1">
            <text:p>ACCOMMODATION</text:p>
          </table:table-cell>
          <table:covered-table-cell table:number-columns-repeated="2" table:style-name="ce13"/>
          <table:table-cell table:style-name="ce13"/>
          <table:table-cell table:style-name="ce63" table:formula="of:=DAYS(&quot;1/31/2017&quot;;&quot;1/7/2017&quot;)*85" office:value-type="float" office:value="2040" calcext:value-type="float">
            <office:annotation draw:style-name="gr1" draw:text-style-name="P2" svg:width="82.18pt" svg:height="51.22pt" svg:x="1106.96pt" svg:y="9.16pt" draw:caption-point-x="-17.29pt" draw:caption-point-y="42.8pt">
              <dc:date>2017-01-08T00:00:00</dc:date>
              <text:p text:style-name="P1"><text:span text:style-name="T1">Spent from Card</text:span></text:p>
              <text:p text:style-name="P1"><text:span text:style-name="T1"/></text:p>
              <text:p text:style-name="P1"><text:span text:style-name="T1">Rent from 7</text:span><text:span text:style-name="T2">th</text:span><text:span text:style-name="T1"> Jan till 31</text:span><text:span text:style-name="T2">st</text:span><text:span text:style-name="T1"> Jan</text:span></text:p>
            </office:annotation>
            <text:p>2040</text:p>
          </table:table-cell>
          <table:table-cell table:style-name="ce13" table:number-columns-repeated="4"/>
          <table:table-cell table:style-name="ce63"/>
          <table:table-cell table:style-name="ce13" table:number-columns-repeated="15"/>
          <table:table-cell table:style-name="ce67" table:number-columns-repeated="12"/>
          <table:table-cell table:style-name="ce63" table:formula="of:=DAYS(&quot;2/28/2017&quot;;&quot;1/31/2017&quot;)*85" office:value-type="float" office:value="2380" calcext:value-type="float">
            <office:annotation draw:style-name="gr1" draw:text-style-name="P2" svg:width="82.18pt" svg:height="51.22pt" svg:x="5523.7pt" svg:y="9.16pt" draw:caption-point-x="-17.29pt" draw:caption-point-y="42.8pt">
              <dc:date>2017-02-12T00:00:00</dc:date>
              <text:p text:style-name="P1"><text:span text:style-name="T1">Spent from Card</text:span></text:p>
              <text:p text:style-name="P1"><text:span text:style-name="T1"/></text:p>
              <text:p text:style-name="P1"><text:span text:style-name="T1">Rent from 1</text:span><text:span text:style-name="T2">st</text:span><text:span text:style-name="T1"> Feb till 28</text:span><text:span text:style-name="T2">th</text:span><text:span text:style-name="T1"> Feb</text:span></text:p>
            </office:annotation>
            <text:p>2380</text:p>
          </table:table-cell>
          <table:table-cell table:style-name="ce67" table:number-columns-repeated="25"/>
          <table:table-cell table:style-name="ce84" office:value-type="float" office:value="1020" calcext:value-type="float">
            <text:p>1020</text:p>
          </table:table-cell>
          <table:table-cell table:style-name="ce67" table:number-columns-repeated="7"/>
          <table:table-cell table:style-name="ce86" table:number-columns-repeated="857"/>
          <table:table-cell table:number-columns-repeated="96"/>
        </table:table-row>
        <table:table-row table:style-name="ro9">
          <table:table-cell table:style-name="ce13" office:value-type="string" calcext:value-type="string" table:number-columns-spanned="3" table:number-rows-spanned="1">
            <text:p>ICE TRAIN</text:p>
          </table:table-cell>
          <table:covered-table-cell table:number-columns-repeated="2" table:style-name="ce13"/>
          <table:table-cell table:style-name="ce13"/>
          <table:table-cell table:style-name="ce63" office:value-type="float" office:value="63.5" calcext:value-type="float">
            <office:annotation draw:style-name="gr2" draw:text-style-name="P4" svg:width="78.75pt" svg:height="72.88pt" svg:x="1110.95pt" svg:y="10.46pt" draw:caption-point-x="-21.29pt" draw:caption-point-y="64.35pt">
              <dc:date>2016-11-06T00:00:00</dc:date>
              <text:p text:style-name="P3"><text:span text:style-name="T3">Spent from Card</text:span></text:p>
              <text:p text:style-name="P3"><text:span text:style-name="T3"/></text:p>
              <text:p text:style-name="P3"><text:span text:style-name="T3">ICE Train Ticket from Frankfurt to Stuttgart</text:span></text:p>
            </office:annotation>
            <text:p>63.5</text:p>
          </table:table-cell>
          <table:table-cell table:style-name="ce13" table:number-columns-repeated="20"/>
          <table:table-cell table:style-name="ce67" table:number-columns-repeated="42"/>
          <table:table-cell table:style-name="ce63" office:value-type="float" office:value="65.5" calcext:value-type="float">
            <office:annotation draw:style-name="gr3" draw:text-style-name="P4" svg:width="78.75pt" svg:height="95.27pt" svg:x="9444.19pt" svg:y="0pt" draw:caption-point-x="-21.29pt" draw:caption-point-y="74.81pt">
              <dc:date>2017-03-11T00:00:00</dc:date>
              <text:p text:style-name="P3"><text:span text:style-name="T3">Spent from Card. Bought the Ticket in Advance</text:span></text:p>
              <text:p text:style-name="P3"><text:span text:style-name="T3"/></text:p>
              <text:p text:style-name="P3"><text:span text:style-name="T3">ICE Train Ticket from Stuttgart to </text:span><text:span text:style-name="T4">Frankfurt</text:span></text:p>
            </office:annotation>
            <text:p>65.5</text:p>
          </table:table-cell>
          <table:table-cell table:style-name="ce67" table:number-columns-repeated="3"/>
          <table:table-cell table:style-name="ce87" table:number-columns-repeated="857"/>
          <table:table-cell table:number-columns-repeated="96"/>
        </table:table-row>
        <table:table-row table:style-name="ro10">
          <table:table-cell table:style-name="ce13" office:value-type="string" calcext:value-type="string" table:number-columns-spanned="3" table:number-rows-spanned="1">
            <text:p>TAXI</text:p>
          </table:table-cell>
          <table:covered-table-cell table:number-columns-repeated="2" table:style-name="ce13"/>
          <table:table-cell table:style-name="ce13" office:value-type="string" calcext:value-type="string">
            <office:annotation draw:style-name="gr4" draw:text-style-name="P4" svg:width="78.72pt" svg:height="40.85pt" svg:x="983.45pt" svg:y="53.91pt" draw:caption-point-x="-21.29pt" draw:caption-point-y="43.77pt">
              <dc:date>2016-11-01T00:00:00</dc:date>
              <text:p text:style-name="P3"><text:span text:style-name="T3">Taxi from Room to Bangalore Airport</text:span></text:p>
            </office:annotation>
            <text:p>1197rs</text:p>
          </table:table-cell>
          <table:table-cell table:style-name="ce13" office:value-type="float" office:value="25" calcext:value-type="float">
            <office:annotation draw:style-name="gr5" draw:text-style-name="P2" svg:width="82.18pt" svg:height="39.29pt" svg:x="1106.96pt" svg:y="54.88pt" draw:caption-point-x="-17.29pt" draw:caption-point-y="42.8pt">
              <dc:date>2016-11-06T00:00:00</dc:date>
              <text:p text:style-name="P1"><text:span text:style-name="T1">From HauptBahnof to Room</text:span></text:p>
            </office:annotation>
            <text:p>25</text:p>
          </table:table-cell>
          <table:table-cell table:style-name="ce13" table:number-columns-repeated="20"/>
          <table:table-cell table:style-name="ce67" table:number-columns-repeated="43"/>
          <table:table-cell table:style-name="ce67" office:value-type="float" office:value="27" calcext:value-type="float">
            <text:p>27</text:p>
          </table:table-cell>
          <table:table-cell table:style-name="ce67" table:number-columns-repeated="2"/>
          <table:table-cell table:style-name="Default" table:number-columns-repeated="907"/>
          <table:table-cell table:number-columns-repeated="46"/>
        </table:table-row>
        <table:table-row table:style-name="ro10">
          <table:table-cell table:style-name="ce13" office:value-type="string" calcext:value-type="string" table:number-columns-spanned="3" table:number-rows-spanned="1">
            <text:p>OTHER REIMBURSIBLE CATEGORIES</text:p>
          </table:table-cell>
          <table:covered-table-cell table:number-columns-repeated="2" table:style-name="ce13"/>
          <table:table-cell table:style-name="ce13" table:number-columns-repeated="22"/>
          <table:table-cell table:style-name="ce67" table:number-columns-repeated="46"/>
          <table:table-cell table:style-name="Default" table:number-columns-repeated="907"/>
          <table:table-cell table:number-columns-repeated="46"/>
        </table:table-row>
        <table:table-row table:style-name="ro10">
          <table:table-cell table:style-name="ce13" office:value-type="string" calcext:value-type="string" table:number-columns-spanned="3" table:number-rows-spanned="1">
            <text:p>TRAIN PASS</text:p>
          </table:table-cell>
          <table:covered-table-cell table:number-columns-repeated="2" table:style-name="ce13"/>
          <table:table-cell table:style-name="ce13" table:number-columns-repeated="3"/>
          <table:table-cell table:style-name="ce13" office:value-type="float" office:value="139.5" calcext:value-type="float">
            <office:annotation draw:style-name="gr6" draw:text-style-name="P2" svg:width="82.18pt" svg:height="16.89pt" svg:x="1344.64pt" svg:y="133.48pt" draw:caption-point-x="0pt" draw:caption-point-y="0pt">
              <dc:date>2017-01-10T00:00:00</dc:date>
              <text:p text:style-name="P1"><text:span text:style-name="T1">4 Zone Pass</text:span></text:p>
            </office:annotation>
            <text:p>139.5</text:p>
          </table:table-cell>
          <table:table-cell table:style-name="ce13" table:number-columns-repeated="5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repeated="10"/>
          <table:table-cell table:style-name="ce67" table:number-columns-repeated="9"/>
          <table:table-cell table:style-name="ce67" office:value-type="float" office:value="139.5" calcext:value-type="float">
            <text:p>139.5</text:p>
          </table:table-cell>
          <table:table-cell table:style-name="ce67" table:number-columns-repeated="7"/>
          <table:table-cell table:style-name="ce67" office:value-type="float" office:value="-140" calcext:value-type="float">
            <text:p>-140</text:p>
          </table:table-cell>
          <table:table-cell table:style-name="ce67" table:number-columns-repeated="20"/>
          <table:table-cell table:style-name="ce67" office:value-type="float" office:value="-130" calcext:value-type="float">
            <text:p>-130</text:p>
          </table:table-cell>
          <table:table-cell table:style-name="ce67"/>
          <table:table-cell table:style-name="ce67" office:value-type="float" office:value="-30" calcext:value-type="float">
            <text:p>-30</text:p>
          </table:table-cell>
          <table:table-cell table:style-name="ce67" table:number-columns-repeated="5"/>
          <table:table-cell table:style-name="Default" table:number-columns-repeated="907"/>
          <table:table-cell table:number-columns-repeated="46"/>
        </table:table-row>
        <table:table-row table:style-name="ro10">
          <table:table-cell table:style-name="ce14" office:value-type="string" calcext:value-type="string" table:number-columns-spanned="3" table:number-rows-spanned="1">
            <text:p>TRAIN</text:p>
          </table:table-cell>
          <table:covered-table-cell table:number-columns-repeated="2" table:style-name="ce14"/>
          <table:table-cell table:style-name="ce54"/>
          <table:table-cell table:style-name="ce64" table:number-columns-repeated="2"/>
          <table:table-cell table:style-name="ce54" office:value-type="float" office:value="2.9" calcext:value-type="float">
            <office:annotation draw:style-name="gr7" draw:text-style-name="P2" svg:width="82.18pt" svg:height="28.09pt" svg:x="1344.64pt" svg:y="151.37pt" draw:caption-point-x="0pt" draw:caption-point-y="0pt">
              <dc:date>2017-01-10T00:00:00</dc:date>
              <text:p text:style-name="P1"><text:span text:style-name="T1">From Fellbach to HauptBahnof</text:span></text:p>
            </office:annotation>
            <text:p>2.9</text:p>
          </table:table-cell>
          <table:table-cell table:style-name="ce54" table:number-columns-repeated="18"/>
          <table:table-cell table:style-name="ce68" table:number-columns-repeated="15"/>
          <table:table-cell table:style-name="ce68" office:value-type="float" office:value="2.4" calcext:value-type="float">
            <office:annotation draw:style-name="gr8" draw:text-style-name="P2" svg:width="82.18pt" svg:height="50.49pt" svg:x="5946.69pt" svg:y="108.57pt" draw:caption-point-x="-17.29pt" draw:caption-point-y="42.8pt">
              <dc:date>2017-02-12T00:00:00</dc:date>
              <text:p text:style-name="P1"><text:span text:style-name="T1">For Vinayak – From Unterturkheim to Fellbach</text:span></text:p>
            </office:annotation>
            <text:p>2.4</text:p>
          </table:table-cell>
          <table:table-cell table:style-name="ce68" table:number-columns-repeated="9"/>
          <table:table-cell table:style-name="ce68" office:value-type="float" office:value="1.2" calcext:value-type="float">
            <office:annotation draw:style-name="gr7" draw:text-style-name="P2" svg:width="82.18pt" svg:height="28.09pt" svg:x="7290.68pt" svg:y="108.57pt" draw:caption-point-x="-17.29pt" draw:caption-point-y="42.8pt">
              <dc:date>2017-02-28T00:00:00</dc:date>
              <text:p text:style-name="P1"><text:span text:style-name="T1">From Zell to Fellbach</text:span></text:p>
            </office:annotation>
            <text:p>1.2</text:p>
          </table:table-cell>
          <table:table-cell table:style-name="ce68"/>
          <table:table-cell table:style-name="ce68" office:value-type="float" office:value="1.2" calcext:value-type="float">
            <office:annotation draw:style-name="gr7" draw:text-style-name="P2" svg:width="82.18pt" svg:height="28.09pt" svg:x="7539.7pt" svg:y="108.57pt" draw:caption-point-x="-17.29pt" draw:caption-point-y="42.8pt">
              <dc:date>2017-02-28T00:00:00</dc:date>
              <text:p text:style-name="P1"><text:span text:style-name="T1">From Zell to Fellbach</text:span></text:p>
            </office:annotation>
            <text:p>1.2</text:p>
          </table:table-cell>
          <table:table-cell table:style-name="ce68" table:number-columns-repeated="7"/>
          <table:table-cell table:style-name="ce68" table:formula="of:=19+4.8" office:value-type="float" office:value="23.8" calcext:value-type="float">
            <office:annotation draw:style-name="gr5" draw:text-style-name="P2" svg:width="82.18pt" svg:height="39.29pt" svg:x="8552.18pt" svg:y="108.57pt" draw:caption-point-x="-17.29pt" draw:caption-point-y="42.8pt">
              <dc:date>2017-03-06T00:00:00</dc:date>
              <text:p text:style-name="P1"><text:span text:style-name="T1">3 Day Pass + Up/Down Esslingen</text:span></text:p>
            </office:annotation>
            <text:p>23.8</text:p>
          </table:table-cell>
          <table:table-cell table:style-name="ce68" table:number-columns-repeated="3"/>
          <table:table-cell table:style-name="ce68" office:value-type="float" office:value="4.8" calcext:value-type="float">
            <office:annotation draw:style-name="gr5" draw:text-style-name="P2" svg:width="82.18pt" svg:height="39.29pt" svg:x="9066.7pt" svg:y="108.57pt" draw:caption-point-x="-17.29pt" draw:caption-point-y="42.8pt">
              <dc:date>2017-03-10T00:00:00</dc:date>
              <text:p text:style-name="P1"><text:span text:style-name="T1">To &amp; Fro from Office to Unterturkheim</text:span></text:p>
            </office:annotation>
            <text:p>4.8</text:p>
          </table:table-cell>
          <table:table-cell table:style-name="ce68" table:number-columns-repeated="6"/>
          <table:table-cell table:style-name="Default" table:number-columns-repeated="907"/>
          <table:table-cell table:number-columns-repeated="46"/>
        </table:table-row>
        <table:table-row table:style-name="ro10">
          <table:table-cell table:style-name="ce14" office:value-type="string" calcext:value-type="string" table:number-columns-spanned="3" table:number-rows-spanned="1">
            <text:p>LEBARA</text:p>
          </table:table-cell>
          <table:covered-table-cell table:number-columns-repeated="2" table:style-name="ce14"/>
          <table:table-cell table:style-name="ce54"/>
          <table:table-cell table:style-name="ce54" office:value-type="float" office:value="15" calcext:value-type="float">
            <text:p>15</text:p>
          </table:table-cell>
          <table:table-cell table:style-name="ce54" table:number-columns-repeated="20"/>
          <table:table-cell table:style-name="ce68" table:number-columns-repeated="14"/>
          <table:table-cell table:style-name="ce68" office:value-type="float" office:value="15" calcext:value-type="float">
            <text:p>15</text:p>
          </table:table-cell>
          <table:table-cell table:style-name="ce68" table:number-columns-repeated="31"/>
          <table:table-cell table:style-name="Default" table:number-columns-repeated="907"/>
          <table:table-cell table:number-columns-repeated="46"/>
        </table:table-row>
        <table:table-row table:style-name="ro10">
          <table:table-cell table:style-name="ce14" office:value-type="string" calcext:value-type="string" table:number-columns-spanned="3" table:number-rows-spanned="1">
            <text:p>RYNGA</text:p>
          </table:table-cell>
          <table:covered-table-cell table:number-columns-repeated="2" table:style-name="ce14"/>
          <table:table-cell table:style-name="ce54" table:number-columns-repeated="22"/>
          <table:table-cell table:style-name="ce68" table:number-columns-repeated="46"/>
          <table:table-cell table:style-name="Default" table:number-columns-repeated="907"/>
          <table:table-cell table:number-columns-repeated="46"/>
        </table:table-row>
        <table:table-row table:style-name="ro10">
          <table:table-cell table:style-name="ce15" office:value-type="string" calcext:value-type="string" table:number-columns-spanned="3" table:number-rows-spanned="1">
            <text:p>LUNCH IN OFFICE – CANTEEN CARD</text:p>
          </table:table-cell>
          <table:covered-table-cell table:number-columns-repeated="2" table:style-name="ce15"/>
          <table:table-cell table:style-name="ce55" table:number-columns-repeated="3"/>
          <table:table-cell table:style-name="ce55" office:value-type="float" office:value="50" calcext:value-type="float">
            <text:p>50</text:p>
          </table:table-cell>
          <table:table-cell table:style-name="ce55" table:number-columns-repeated="17"/>
          <table:table-cell table:style-name="ce55" office:value-type="float" office:value="20" calcext:value-type="float">
            <text:p>20</text:p>
          </table:table-cell>
          <table:table-cell table:style-name="ce69" table:number-columns-repeated="4"/>
          <table:table-cell table:style-name="ce69" office:value-type="float" office:value="20" calcext:value-type="float">
            <text:p>20</text:p>
          </table:table-cell>
          <table:table-cell table:style-name="ce69" table:number-columns-repeated="4"/>
          <table:table-cell table:style-name="ce69" office:value-type="float" office:value="20" calcext:value-type="float">
            <text:p>20</text:p>
          </table:table-cell>
          <table:table-cell table:style-name="ce69" table:number-columns-repeated="6"/>
          <table:table-cell table:style-name="ce69" office:value-type="float" office:value="20" calcext:value-type="float">
            <text:p>20</text:p>
          </table:table-cell>
          <table:table-cell table:style-name="ce69" table:number-columns-repeated="3"/>
          <table:table-cell table:style-name="ce69" office:value-type="float" office:value="20" calcext:value-type="float">
            <text:p>20</text:p>
          </table:table-cell>
          <table:table-cell table:style-name="ce69" table:number-columns-repeated="5"/>
          <table:table-cell table:style-name="ce69" office:value-type="float" office:value="20" calcext:value-type="float">
            <text:p>20</text:p>
          </table:table-cell>
          <table:table-cell table:style-name="ce69" table:number-columns-repeated="4"/>
          <table:table-cell table:style-name="ce69" office:value-type="float" office:value="20" calcext:value-type="float">
            <text:p>20</text:p>
          </table:table-cell>
          <table:table-cell table:style-name="ce69" table:number-columns-repeated="6"/>
          <table:table-cell table:style-name="ce69" office:value-type="float" office:value="20" calcext:value-type="float">
            <text:p>20</text:p>
          </table:table-cell>
          <table:table-cell table:style-name="ce69" table:number-columns-repeated="2"/>
          <table:table-cell table:style-name="ce69" office:value-type="float" office:value="-11.5" calcext:value-type="float">
            <text:p>-11.5</text:p>
          </table:table-cell>
          <table:table-cell table:style-name="ce69" table:number-columns-repeated="4"/>
          <table:table-cell table:style-name="ce88" table:number-columns-repeated="857"/>
          <table:table-cell table:number-columns-repeated="96"/>
        </table:table-row>
        <table:table-row table:style-name="ro10">
          <table:table-cell table:style-name="ce14" office:value-type="string" calcext:value-type="string" table:number-columns-spanned="3" table:number-rows-spanned="1">
            <text:p>MCDONALDS</text:p>
          </table:table-cell>
          <table:covered-table-cell table:number-columns-repeated="2" table:style-name="ce14"/>
          <table:table-cell table:style-name="ce54" table:number-columns-repeated="4"/>
          <table:table-cell table:style-name="ce54" office:value-type="float" office:value="1.89" calcext:value-type="float">
            <text:p>1.89</text:p>
          </table:table-cell>
          <table:table-cell table:style-name="ce54" office:value-type="float" office:value="1.9" calcext:value-type="float">
            <text:p>1.9</text:p>
          </table:table-cell>
          <table:table-cell table:style-name="ce54" table:number-columns-repeated="5"/>
          <table:table-cell table:style-name="ce54" office:value-type="float" office:value="1.89" calcext:value-type="float">
            <text:p>1.89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.9" calcext:value-type="float">
            <text:p>1.9</text:p>
          </table:table-cell>
          <table:table-cell table:style-name="ce54"/>
          <table:table-cell table:style-name="ce54" office:value-type="float" office:value="1.9" calcext:value-type="float">
            <text:p>1.9</text:p>
          </table:table-cell>
          <table:table-cell table:style-name="ce54"/>
          <table:table-cell table:style-name="ce54" office:value-type="float" office:value="1.9" calcext:value-type="float">
            <text:p>1.9</text:p>
          </table:table-cell>
          <table:table-cell table:style-name="ce54"/>
          <table:table-cell table:number-columns-repeated="2" table:style-name="ce54" office:value-type="float" office:value="1.9" calcext:value-type="float">
            <text:p>1.9</text:p>
          </table:table-cell>
          <table:table-cell table:style-name="ce54"/>
          <table:table-cell table:style-name="ce68" table:number-columns-repeated="2"/>
          <table:table-cell table:style-name="ce68" office:value-type="float" office:value="1.9" calcext:value-type="float">
            <text:p>1.9</text:p>
          </table:table-cell>
          <table:table-cell table:style-name="ce68" table:number-columns-repeated="3"/>
          <table:table-cell table:number-columns-repeated="2" table:style-name="ce68" office:value-type="float" office:value="1.9" calcext:value-type="float">
            <text:p>1.9</text:p>
          </table:table-cell>
          <table:table-cell table:style-name="ce68" table:number-columns-repeated="3"/>
          <table:table-cell table:style-name="ce68" office:value-type="float" office:value="1.9" calcext:value-type="float">
            <text:p>1.9</text:p>
          </table:table-cell>
          <table:table-cell table:style-name="ce68"/>
          <table:table-cell table:style-name="ce68" office:value-type="float" office:value="3.78" calcext:value-type="float">
            <office:annotation draw:style-name="gr6" draw:text-style-name="P2" svg:width="82.18pt" svg:height="16.89pt" svg:x="5664.7pt" svg:y="180.17pt" draw:caption-point-x="-17.29pt" draw:caption-point-y="42.8pt">
              <dc:date>2017-02-12T00:00:00</dc:date>
              <text:p text:style-name="P1"><text:span text:style-name="T1">Me + Amit</text:span></text:p>
            </office:annotation>
            <text:p>3.78</text:p>
          </table:table-cell>
          <table:table-cell table:style-name="ce68" office:value-type="float" office:value="1.9" calcext:value-type="float">
            <text:p>1.9</text:p>
          </table:table-cell>
          <table:table-cell table:style-name="ce68" table:number-columns-repeated="6"/>
          <table:table-cell table:style-name="ce68" office:value-type="float" office:value="1.9" calcext:value-type="float">
            <text:p>1.9</text:p>
          </table:table-cell>
          <table:table-cell table:style-name="ce68"/>
          <table:table-cell table:style-name="ce68" office:value-type="float" office:value="1.9" calcext:value-type="float">
            <text:p>1.9</text:p>
          </table:table-cell>
          <table:table-cell table:style-name="ce68" table:number-columns-repeated="4"/>
          <table:table-cell table:style-name="ce68" office:value-type="float" office:value="1.9" calcext:value-type="float">
            <text:p>1.9</text:p>
          </table:table-cell>
          <table:table-cell table:style-name="ce68" table:number-columns-repeated="2"/>
          <table:table-cell table:number-columns-repeated="2" table:style-name="ce68" office:value-type="float" office:value="1.9" calcext:value-type="float">
            <text:p>1.9</text:p>
          </table:table-cell>
          <table:table-cell table:style-name="ce68" table:number-columns-repeated="5"/>
          <table:table-cell table:style-name="ce68" office:value-type="float" office:value="1.9" calcext:value-type="float">
            <text:p>1.9</text:p>
          </table:table-cell>
          <table:table-cell table:style-name="ce68" table:number-columns-repeated="2"/>
          <table:table-cell table:number-columns-repeated="2" table:style-name="ce68" office:value-type="float" office:value="1.9" calcext:value-type="float">
            <text:p>1.9</text:p>
          </table:table-cell>
          <table:table-cell table:style-name="ce68" table:number-columns-repeated="3"/>
          <table:table-cell table:style-name="Default" table:number-columns-repeated="907"/>
          <table:table-cell table:number-columns-repeated="46"/>
        </table:table-row>
        <table:table-row table:style-name="ro11">
          <table:table-cell table:style-name="ce14" office:value-type="string" calcext:value-type="string" table:number-columns-spanned="3" table:number-rows-spanned="1">
            <text:p>BREZEL + COFFEE</text:p>
          </table:table-cell>
          <table:covered-table-cell table:number-columns-repeated="2" table:style-name="ce14"/>
          <table:table-cell table:style-name="ce54" table:number-columns-repeated="3"/>
          <table:table-cell table:style-name="ce54" office:value-type="float" office:value="2.2" calcext:value-type="float">
            <office:annotation draw:style-name="gr6" draw:text-style-name="P2" svg:width="82.18pt" svg:height="16.89pt" svg:x="1361.93pt" svg:y="198.06pt" draw:caption-point-x="-17.29pt" draw:caption-point-y="42.8pt">
              <dc:date>2017-01-10T00:00:00</dc:date>
              <text:p text:style-name="P1"><text:span text:style-name="T1">YORMA</text:span></text:p>
            </office:annotation>
            <text:p>2.2</text:p>
          </table:table-cell>
          <table:table-cell table:style-name="ce54" table:number-columns-repeated="18"/>
          <table:table-cell table:style-name="ce68" table:number-columns-repeated="21"/>
          <table:table-cell table:style-name="ce68" office:value-type="float" office:value="1.2" calcext:value-type="float">
            <office:annotation draw:style-name="gr6" draw:text-style-name="P2" svg:width="82.18pt" svg:height="16.89pt" svg:x="6792.69pt" svg:y="198.06pt" draw:caption-point-x="-17.29pt" draw:caption-point-y="42.8pt">
              <dc:date>2017-02-19T00:00:00</dc:date>
              <text:p text:style-name="P1"><text:span text:style-name="T1">Yorma</text:span></text:p>
            </office:annotation>
            <text:p>1.2</text:p>
          </table:table-cell>
          <table:table-cell table:style-name="ce68" office:value-type="float" office:value="2.4" calcext:value-type="float">
            <office:annotation draw:style-name="gr6" draw:text-style-name="P2" svg:width="82.18pt" svg:height="16.89pt" svg:x="6917.19pt" svg:y="198.06pt" draw:caption-point-x="-17.29pt" draw:caption-point-y="42.8pt">
              <dc:date>2017-02-19T00:00:00</dc:date>
              <text:p text:style-name="P1"><text:span text:style-name="T1">Yorma</text:span></text:p>
            </office:annotation>
            <text:p>2.4</text:p>
          </table:table-cell>
          <table:table-cell table:style-name="ce68" table:number-columns-repeated="8"/>
          <table:table-cell table:style-name="ce68" office:value-type="float" office:value="3" calcext:value-type="float">
            <office:annotation draw:style-name="gr6" draw:text-style-name="P2" svg:width="82.18pt" svg:height="16.89pt" svg:x="8054.19pt" svg:y="198.06pt" draw:caption-point-x="-17.29pt" draw:caption-point-y="42.8pt">
              <dc:date>2017-02-28T00:00:00</dc:date>
              <text:p text:style-name="P1"><text:span text:style-name="T1">Kampfs Bakery</text:span></text:p>
            </office:annotation>
            <text:p>3</text:p>
          </table:table-cell>
          <table:table-cell table:style-name="ce68" table:number-columns-repeated="3"/>
          <table:table-cell table:style-name="ce68" office:value-type="float" office:value="2.4" calcext:value-type="float">
            <office:annotation draw:style-name="gr6" draw:text-style-name="P2" svg:width="82.18pt" svg:height="16.89pt" svg:x="8534.89pt" svg:y="240.86pt" draw:caption-point-x="0pt" draw:caption-point-y="0pt">
              <dc:date>2017-03-06T00:00:00</dc:date>
              <text:p text:style-name="P1"><text:span text:style-name="T1">Yorma</text:span></text:p>
            </office:annotation>
            <text:p>2.4</text:p>
          </table:table-cell>
          <table:table-cell table:style-name="ce68" table:number-columns-repeated="10"/>
          <table:table-cell table:style-name="Default" table:number-columns-repeated="907"/>
          <table:table-cell table:number-columns-repeated="46"/>
        </table:table-row>
        <table:table-row table:style-name="ro10">
          <table:table-cell table:style-name="ce14" office:value-type="string" calcext:value-type="string" table:number-columns-spanned="3" table:number-rows-spanned="1">
            <text:p>GROCERIES</text:p>
          </table:table-cell>
          <table:covered-table-cell table:number-columns-repeated="2" table:style-name="ce14"/>
          <table:table-cell table:style-name="ce54"/>
          <table:table-cell table:style-name="ce54" table:formula="of:=1.8 + 4.94" office:value-type="float" office:value="6.74" calcext:value-type="float">
            <office:annotation draw:style-name="gr5" draw:text-style-name="P2" svg:width="82.18pt" svg:height="39.29pt" svg:x="1106.96pt" svg:y="215.21pt" draw:caption-point-x="-17.29pt" draw:caption-point-y="42.8pt">
              <dc:date>2017-01-08T00:00:00</dc:date>
              <text:p text:style-name="P1"><text:span text:style-name="T1">REWE – Frankfurt + REWE Stuttgart</text:span></text:p>
            </office:annotation>
            <text:p>6.74</text:p>
          </table:table-cell>
          <table:table-cell table:style-name="ce54"/>
          <table:table-cell table:style-name="ce54" office:value-type="float" office:value="9.48" calcext:value-type="float">
            <office:annotation draw:style-name="gr6" draw:text-style-name="P2" svg:width="82.18pt" svg:height="16.89pt" svg:x="1361.93pt" svg:y="215.21pt" draw:caption-point-x="-17.29pt" draw:caption-point-y="42.8pt">
              <dc:date>2017-01-10T00:00:00</dc:date>
              <text:p text:style-name="P1"><text:span text:style-name="T1">Kaufland</text:span></text:p>
            </office:annotation>
            <text:p>9.48</text:p>
          </table:table-cell>
          <table:table-cell table:style-name="ce54" office:value-type="float" office:value="8.47" calcext:value-type="float">
            <office:annotation draw:style-name="gr6" draw:text-style-name="P2" svg:width="82.18pt" svg:height="16.89pt" svg:x="1489.44pt" svg:y="215.21pt" draw:caption-point-x="-17.29pt" draw:caption-point-y="42.8pt">
              <dc:date>2017-01-15T00:00:00</dc:date>
              <text:p text:style-name="P1"><text:span text:style-name="T1">REWE</text:span></text:p>
            </office:annotation>
            <text:p>8.47</text:p>
          </table:table-cell>
          <table:table-cell table:style-name="ce54" office:value-type="float" office:value="2.2" calcext:value-type="float">
            <office:annotation draw:style-name="gr6" draw:text-style-name="P2" svg:width="82.18pt" svg:height="16.89pt" svg:x="1616.94pt" svg:y="215.21pt" draw:caption-point-x="-17.29pt" draw:caption-point-y="42.8pt">
              <dc:date>2017-01-15T00:00:00</dc:date>
              <text:p text:style-name="P1"><text:span text:style-name="T1">REWE</text:span></text:p>
            </office:annotation>
            <text:p>2.2</text:p>
          </table:table-cell>
          <table:table-cell table:style-name="ce54" office:value-type="float" office:value="1.75" calcext:value-type="float">
            <office:annotation draw:style-name="gr6" draw:text-style-name="P2" svg:width="82.18pt" svg:height="16.89pt" svg:x="1744.44pt" svg:y="215.21pt" draw:caption-point-x="-17.29pt" draw:caption-point-y="42.8pt">
              <dc:date>2017-01-15T00:00:00</dc:date>
              <text:p text:style-name="P1"><text:span text:style-name="T1">REWE</text:span></text:p>
            </office:annotation>
            <text:p>1.75</text:p>
          </table:table-cell>
          <table:table-cell table:style-name="ce54" office:value-type="float" office:value="3.28" calcext:value-type="float">
            <office:annotation draw:style-name="gr6" draw:text-style-name="P2" svg:width="82.18pt" svg:height="16.89pt" svg:x="1871.94pt" svg:y="215.21pt" draw:caption-point-x="-17.29pt" draw:caption-point-y="42.8pt">
              <dc:date>2017-01-15T00:00:00</dc:date>
              <text:p text:style-name="P1"><text:span text:style-name="T1">REWE</text:span></text:p>
            </office:annotation>
            <text:p>3.28</text:p>
          </table:table-cell>
          <table:table-cell table:style-name="ce54" table:formula="of:=2+13.31" office:value-type="float" office:value="15.31" calcext:value-type="float">
            <office:annotation draw:style-name="gr6" draw:text-style-name="P2" svg:width="82.18pt" svg:height="16.89pt" svg:x="1999.45pt" svg:y="215.21pt" draw:caption-point-x="-17.29pt" draw:caption-point-y="42.8pt">
              <dc:date>2017-01-15T00:00:00</dc:date>
              <text:p text:style-name="P1"><text:span text:style-name="T1">LIDL + REWE</text:span></text:p>
            </office:annotation>
            <text:p>15.31</text:p>
          </table:table-cell>
          <table:table-cell table:style-name="ce54" table:number-columns-repeated="2"/>
          <table:table-cell table:style-name="ce54" office:value-type="float" office:value="2.43" calcext:value-type="float">
            <office:annotation draw:style-name="gr6" draw:text-style-name="P2" svg:width="82.18pt" svg:height="16.89pt" svg:x="2381.95pt" svg:y="215.21pt" draw:caption-point-x="-17.29pt" draw:caption-point-y="42.8pt">
              <dc:date>2017-01-22T00:00:00</dc:date>
              <text:p text:style-name="P1"><text:span text:style-name="T1">REWE</text:span></text:p>
            </office:annotation>
            <text:p>2.43</text:p>
          </table:table-cell>
          <table:table-cell table:style-name="ce54" table:number-columns-repeated="3"/>
          <table:table-cell table:style-name="ce54" table:formula="of:=1.42+0.59" office:value-type="float" office:value="2.01" calcext:value-type="float">
            <text:p>2.01</text:p>
          </table:table-cell>
          <table:table-cell table:style-name="ce54"/>
          <table:table-cell table:style-name="ce54" office:value-type="float" office:value="13.1" calcext:value-type="float">
            <office:annotation draw:style-name="gr6" draw:text-style-name="P2" svg:width="82.18pt" svg:height="16.89pt" svg:x="3149.91pt" svg:y="258.01pt" draw:caption-point-x="0pt" draw:caption-point-y="0pt">
              <dc:date>2017-01-29T00:00:00</dc:date>
              <text:p text:style-name="P1"><text:span text:style-name="T1">Kaufland</text:span></text:p>
            </office:annotation>
            <text:p>13.1</text:p>
          </table:table-cell>
          <table:table-cell table:style-name="ce65"/>
          <table:table-cell table:style-name="ce54"/>
          <table:table-cell table:style-name="ce54" office:value-type="float" office:value="3.87" calcext:value-type="float">
            <office:annotation draw:style-name="gr6" draw:text-style-name="P2" svg:width="82.18pt" svg:height="16.89pt" svg:x="3569.95pt" svg:y="215.21pt" draw:caption-point-x="-17.29pt" draw:caption-point-y="42.8pt">
              <dc:date>2017-01-29T00:00:00</dc:date>
              <text:p text:style-name="P1"><text:span text:style-name="T1">REWE</text:span></text:p>
            </office:annotation>
            <text:p>3.87</text:p>
          </table:table-cell>
          <table:table-cell table:style-name="ce54"/>
          <table:table-cell table:style-name="ce54" table:formula="of:=7.9+8" office:value-type="float" office:value="15.9" calcext:value-type="float">
            <office:annotation draw:style-name="gr7" draw:text-style-name="P2" svg:width="82.18pt" svg:height="28.09pt" svg:x="3838.45pt" svg:y="215.21pt" draw:caption-point-x="-17.29pt" draw:caption-point-y="42.8pt">
              <dc:date>2017-01-29T00:00:00</dc:date>
              <text:p text:style-name="P1"><text:span text:style-name="T1">Indian Store + REWE</text:span></text:p>
            </office:annotation>
            <text:p>15.9</text:p>
          </table:table-cell>
          <table:table-cell table:style-name="ce68"/>
          <table:table-cell table:style-name="ce82"/>
          <table:table-cell table:style-name="ce68" office:value-type="float" office:value="1.2" calcext:value-type="float">
            <office:annotation draw:style-name="gr6" draw:text-style-name="P2" svg:width="82.18pt" svg:height="16.89pt" svg:x="4254.69pt" svg:y="215.21pt" draw:caption-point-x="-17.29pt" draw:caption-point-y="42.8pt">
              <dc:date>2017-02-05T00:00:00</dc:date>
              <text:p text:style-name="P1"><text:span text:style-name="T1">REWE</text:span></text:p>
            </office:annotation>
            <text:p>1.2</text:p>
          </table:table-cell>
          <table:table-cell table:style-name="ce68" table:number-columns-repeated="9"/>
          <table:table-cell table:style-name="ce68" table:formula="of:=13.85 + 2.2" office:value-type="float" office:value="16.05" calcext:value-type="float">
            <office:annotation draw:style-name="gr6" draw:text-style-name="P2" svg:width="82.18pt" svg:height="16.89pt" svg:x="5664.7pt" svg:y="215.21pt" draw:caption-point-x="-17.29pt" draw:caption-point-y="42.8pt">
              <dc:date>2017-02-12T00:00:00</dc:date>
              <text:p text:style-name="P1"><text:span text:style-name="T1">Kaufland + Lidl</text:span></text:p>
            </office:annotation>
            <text:p>16.05</text:p>
          </table:table-cell>
          <table:table-cell table:style-name="ce68" office:value-type="float" office:value="3.72" calcext:value-type="float">
            <office:annotation draw:style-name="gr6" draw:text-style-name="P2" svg:width="82.18pt" svg:height="16.89pt" svg:x="5805.69pt" svg:y="215.21pt" draw:caption-point-x="-17.29pt" draw:caption-point-y="42.8pt">
              <dc:date>2017-02-12T00:00:00</dc:date>
              <text:p text:style-name="P1"><text:span text:style-name="T1">REWE</text:span></text:p>
            </office:annotation>
            <text:p>3.72</text:p>
          </table:table-cell>
          <table:table-cell table:style-name="ce68" table:number-columns-repeated="3"/>
          <table:table-cell table:style-name="ce68" office:value-type="float" office:value="3.2" calcext:value-type="float">
            <text:p>3.2</text:p>
          </table:table-cell>
          <table:table-cell table:style-name="ce68" table:number-columns-repeated="2"/>
          <table:table-cell table:style-name="ce68" office:value-type="float" office:value="26.8" calcext:value-type="float">
            <office:annotation draw:style-name="gr6" draw:text-style-name="P2" svg:width="82.18pt" svg:height="16.89pt" svg:x="6775.4pt" svg:y="258.01pt" draw:caption-point-x="0pt" draw:caption-point-y="0pt">
              <dc:date>2017-02-19T00:00:00</dc:date>
              <text:p text:style-name="P1"><text:span text:style-name="T1">REWE</text:span></text:p>
            </office:annotation>
            <text:p>26.8</text:p>
          </table:table-cell>
          <table:table-cell table:style-name="ce68"/>
          <table:table-cell table:style-name="ce68" office:value-type="float" office:value="1.2" calcext:value-type="float">
            <office:annotation draw:style-name="gr6" draw:text-style-name="P2" svg:width="82.18pt" svg:height="16.89pt" svg:x="7041.69pt" svg:y="215.21pt" draw:caption-point-x="-17.29pt" draw:caption-point-y="42.8pt">
              <dc:date>2017-02-28T00:00:00</dc:date>
              <text:p text:style-name="P1"><text:span text:style-name="T1">REWE</text:span></text:p>
            </office:annotation>
            <text:p>1.2</text:p>
          </table:table-cell>
          <table:table-cell table:style-name="ce68" office:value-type="float" office:value="10.91" calcext:value-type="float">
            <office:annotation draw:style-name="gr6" draw:text-style-name="P2" svg:width="82.18pt" svg:height="16.89pt" svg:x="7166.18pt" svg:y="215.21pt" draw:caption-point-x="-17.29pt" draw:caption-point-y="42.8pt">
              <dc:date>2017-02-28T00:00:00</dc:date>
              <text:p text:style-name="P1"><text:span text:style-name="T1">Kaufland</text:span></text:p>
            </office:annotation>
            <text:p>10.91</text:p>
          </table:table-cell>
          <table:table-cell table:style-name="ce68" table:number-columns-repeated="3"/>
          <table:table-cell table:style-name="ce68" office:value-type="float" office:value="0.44" calcext:value-type="float">
            <office:annotation draw:style-name="gr6" draw:text-style-name="P2" svg:width="82.18pt" svg:height="16.89pt" svg:x="7680.7pt" svg:y="215.21pt" draw:caption-point-x="-17.29pt" draw:caption-point-y="42.8pt">
              <dc:date>2017-02-28T00:00:00</dc:date>
              <text:p text:style-name="P1"><text:span text:style-name="T1">REWE</text:span></text:p>
            </office:annotation>
            <text:p>0.44</text:p>
          </table:table-cell>
          <table:table-cell table:style-name="ce68" table:number-columns-repeated="4"/>
          <table:table-cell table:style-name="ce68" office:value-type="float" office:value="3.3" calcext:value-type="float">
            <office:annotation draw:style-name="gr6" draw:text-style-name="P2" svg:width="82.18pt" svg:height="16.89pt" svg:x="8303.19pt" svg:y="215.21pt" draw:caption-point-x="-17.29pt" draw:caption-point-y="42.8pt">
              <dc:date>2017-03-06T00:00:00</dc:date>
              <text:p text:style-name="P1"><text:span text:style-name="T1">REWE</text:span></text:p>
            </office:annotation>
            <text:p>3.3</text:p>
          </table:table-cell>
          <table:table-cell table:style-name="ce68"/>
          <table:table-cell table:style-name="ce68" table:formula="of:=2.5+5" office:value-type="float" office:value="7.5" calcext:value-type="float">
            <office:annotation draw:style-name="gr7" draw:text-style-name="P2" svg:width="82.18pt" svg:height="28.09pt" svg:x="8552.18pt" svg:y="215.21pt" draw:caption-point-x="-17.29pt" draw:caption-point-y="42.8pt">
              <dc:date>2017-03-06T00:00:00</dc:date>
              <text:p text:style-name="P1"><text:span text:style-name="T1">REWE + Indian Stores</text:span></text:p>
            </office:annotation>
            <text:p>7.5</text:p>
          </table:table-cell>
          <table:table-cell table:style-name="ce68" table:number-columns-repeated="3"/>
          <table:table-cell table:style-name="ce68" office:value-type="float" office:value="1.5" calcext:value-type="float">
            <office:annotation draw:style-name="gr6" draw:text-style-name="P2" svg:width="82.18pt" svg:height="16.89pt" svg:x="9066.7pt" svg:y="215.21pt" draw:caption-point-x="-17.29pt" draw:caption-point-y="42.8pt">
              <dc:date>2017-03-10T00:00:00</dc:date>
              <text:p text:style-name="P1"><text:span text:style-name="T1">REWE</text:span></text:p>
            </office:annotation>
            <text:p>1.5</text:p>
          </table:table-cell>
          <table:table-cell table:style-name="ce68" office:value-type="float" office:value="3.15" calcext:value-type="float">
            <office:annotation draw:style-name="gr6" draw:text-style-name="P2" svg:width="82.18pt" svg:height="16.89pt" svg:x="9191.2pt" svg:y="215.21pt" draw:caption-point-x="-17.29pt" draw:caption-point-y="42.8pt">
              <dc:date>2017-03-10T00:00:00</dc:date>
              <text:p text:style-name="P1"><text:span text:style-name="T1">REWE</text:span></text:p>
            </office:annotation>
            <text:p>3.15</text:p>
          </table:table-cell>
          <table:table-cell table:style-name="ce68"/>
          <table:table-cell table:style-name="ce68" table:formula="of:=9+6.28" office:value-type="float" office:value="15.28" calcext:value-type="float">
            <office:annotation draw:style-name="gr7" draw:text-style-name="P2" svg:width="82.18pt" svg:height="28.09pt" svg:x="9440.19pt" svg:y="215.21pt" draw:caption-point-x="-17.29pt" draw:caption-point-y="42.8pt">
              <dc:date>2017-03-11T00:00:00</dc:date>
              <text:p text:style-name="P1"><text:span text:style-name="T1">KaufLand + REWE</text:span></text:p>
            </office:annotation>
            <text:p>15.28</text:p>
          </table:table-cell>
          <table:table-cell table:style-name="ce68" table:number-columns-repeated="3"/>
          <table:table-cell table:style-name="Default" table:number-columns-repeated="907"/>
          <table:table-cell table:number-columns-repeated="46"/>
        </table:table-row>
        <table:table-row table:style-name="ro10">
          <table:table-cell table:style-name="ce16" office:value-type="string" calcext:value-type="string" table:number-columns-spanned="3" table:number-rows-spanned="1">
            <text:p>SHOPPING</text:p>
          </table:table-cell>
          <table:covered-table-cell table:number-columns-repeated="2" table:style-name="ce14"/>
          <table:table-cell table:style-name="ce54"/>
          <table:table-cell table:style-name="ce56" office:value-type="float" office:value="4.5" calcext:value-type="float">
            <office:annotation draw:style-name="gr7" draw:text-style-name="P2" svg:width="82.18pt" svg:height="28.09pt" svg:x="1106.96pt" svg:y="233.12pt" draw:caption-point-x="-17.29pt" draw:caption-point-y="42.8pt">
              <dc:date>2017-01-08T00:00:00</dc:date>
              <text:p text:style-name="P1"><text:span text:style-name="T1">Body Wash + Deo</text:span></text:p>
            </office:annotation>
            <text:p>4.5</text:p>
          </table:table-cell>
          <table:table-cell table:style-name="ce54" table:number-columns-repeated="4"/>
          <table:table-cell table:style-name="ce54" office:value-type="float" office:value="15" calcext:value-type="float">
            <office:annotation draw:style-name="gr6" draw:text-style-name="P2" svg:width="82.18pt" svg:height="16.89pt" svg:x="1744.44pt" svg:y="233.12pt" draw:caption-point-x="-17.29pt" draw:caption-point-y="42.8pt">
              <dc:date>2017-01-15T00:00:00</dc:date>
              <text:p text:style-name="P1"><text:span text:style-name="T1">Wahl TRIMMER</text:span></text:p>
            </office:annotation>
            <text:p>15</text:p>
          </table:table-cell>
          <table:table-cell table:style-name="ce54"/>
          <table:table-cell table:style-name="ce54" table:formula="of:=10+4.4" office:value-type="float" office:value="14.4" calcext:value-type="float">
            <office:annotation draw:style-name="gr9" draw:text-style-name="P2" svg:width="82.18pt" svg:height="95.27pt" svg:x="1999.45pt" svg:y="233.12pt" draw:caption-point-x="-17.29pt" draw:caption-point-y="42.8pt">
              <dc:date>2017-01-15T00:00:00</dc:date>
              <text:p text:style-name="P1"><text:span text:style-name="T1">BEANIE @ KARSTADT </text:span></text:p>
              <text:p text:style-name="P1"><text:span text:style-name="T1"/></text:p>
              <text:p text:style-name="P1"><text:span text:style-name="T1">+</text:span></text:p>
              <text:p text:style-name="P1"><text:span text:style-name="T1"/></text:p>
              <text:p text:style-name="P1"><text:span text:style-name="T1">AEROPLANE HEADPHONE ADAPTER</text:span></text:p>
            </office:annotation>
            <text:p>14.4</text:p>
          </table:table-cell>
          <table:table-cell table:style-name="ce54" table:number-columns-repeated="11"/>
          <table:table-cell table:style-name="ce54" office:value-type="float" office:value="180" calcext:value-type="float">
            <office:annotation draw:style-name="gr7" draw:text-style-name="P2" svg:width="82.18pt" svg:height="28.09pt" svg:x="3569.95pt" svg:y="233.12pt" draw:caption-point-x="-17.29pt" draw:caption-point-y="42.8pt">
              <dc:date>2017-01-29T00:00:00</dc:date>
              <text:p text:style-name="P1"><text:span text:style-name="T1">RUSH 72 Backpack</text:span></text:p>
            </office:annotation>
            <text:p>180</text:p>
          </table:table-cell>
          <table:table-cell table:style-name="ce65"/>
          <table:table-cell table:style-name="ce68" table:formula="of:=49+40+90" office:value-type="float" office:value="179" calcext:value-type="float">
            <office:annotation draw:style-name="gr8" draw:text-style-name="P2" svg:width="82.18pt" svg:height="50.49pt" svg:x="3838.45pt" svg:y="233.12pt" draw:caption-point-x="-17.29pt" draw:caption-point-y="42.8pt">
              <dc:date>2017-01-29T00:00:00</dc:date>
              <text:p text:style-name="P1"><text:span text:style-name="T1">Shure Cable + Radio for Amma + SuperDry Pullover</text:span></text:p>
            </office:annotation>
            <text:p>179</text:p>
          </table:table-cell>
          <table:table-cell table:style-name="ce68" table:number-columns-repeated="6"/>
          <table:table-cell table:style-name="ce68" table:formula="of:=23+61+40" office:value-type="float" office:value="124" calcext:value-type="float">
            <office:annotation draw:style-name="gr10" draw:text-style-name="P2" svg:width="82.18pt" svg:height="61.68pt" svg:x="4818.7pt" svg:y="233.12pt" draw:caption-point-x="-17.29pt" draw:caption-point-y="42.8pt">
              <dc:date>2017-02-05T00:00:00</dc:date>
              <text:p text:style-name="P1"><text:span text:style-name="T1">Formal Shoes @ DEICHMANN + Clothes @ C &amp; A + ADIDAS Shoes @ SportsCheck</text:span></text:p>
            </office:annotation>
            <text:p>124</text:p>
          </table:table-cell>
          <table:table-cell table:style-name="ce68" table:number-columns-repeated="6"/>
          <table:table-cell table:style-name="ce68" office:value-type="float" office:value="39" calcext:value-type="float">
            <office:annotation draw:style-name="gr5" draw:text-style-name="P2" svg:width="82.18pt" svg:height="39.29pt" svg:x="5805.69pt" svg:y="233.12pt" draw:caption-point-x="-17.29pt" draw:caption-point-y="42.8pt">
              <dc:date>2017-02-12T00:00:00</dc:date>
              <text:p text:style-name="P1"><text:span text:style-name="T1">Parachords &amp; Carabiners @ Globetrotter</text:span></text:p>
            </office:annotation>
            <text:p>39</text:p>
          </table:table-cell>
          <table:table-cell table:style-name="ce68" table:number-columns-repeated="6"/>
          <table:table-cell table:style-name="ce68" table:formula="of:=5.91+35" office:value-type="float" office:value="40.91" calcext:value-type="float">
            <office:annotation draw:style-name="gr7" draw:text-style-name="P2" svg:width="82.18pt" svg:height="28.09pt" svg:x="6775.4pt" svg:y="275.92pt" draw:caption-point-x="0pt" draw:caption-point-y="0pt">
              <dc:date>2017-02-19T00:00:00</dc:date>
              <text:p text:style-name="P1"><text:span text:style-name="T1">Muller + Globetrotter</text:span></text:p>
            </office:annotation>
            <text:p>40.91</text:p>
          </table:table-cell>
          <table:table-cell table:style-name="ce68" table:number-columns-repeated="6"/>
          <table:table-cell table:style-name="ce68" office:value-type="float" office:value="10" calcext:value-type="float">
            <office:annotation draw:style-name="gr6" draw:text-style-name="P2" svg:width="82.18pt" svg:height="16.89pt" svg:x="7680.7pt" svg:y="233.12pt" draw:caption-point-x="-17.29pt" draw:caption-point-y="42.8pt">
              <dc:date>2017-02-28T00:00:00</dc:date>
              <text:p text:style-name="P1"><text:span text:style-name="T1">PullOver</text:span></text:p>
            </office:annotation>
            <text:p>10</text:p>
          </table:table-cell>
          <table:table-cell table:style-name="ce68" table:number-columns-repeated="3"/>
          <table:table-cell table:style-name="ce68" office:value-type="float" office:value="7.5" calcext:value-type="float">
            <office:annotation draw:style-name="gr7" draw:text-style-name="P2" svg:width="82.18pt" svg:height="28.09pt" svg:x="8161.4pt" svg:y="275.92pt" draw:caption-point-x="0pt" draw:caption-point-y="0pt">
              <dc:date>2017-03-06T00:00:00</dc:date>
              <text:p text:style-name="P1"><text:span text:style-name="T1">Brunda Hair Color</text:span></text:p>
            </office:annotation>
            <text:p>7.5</text:p>
          </table:table-cell>
          <table:table-cell table:style-name="Default"/>
          <table:table-cell table:style-name="ce68"/>
          <table:table-cell table:style-name="ce68" table:formula="of:=4.2+19" office:value-type="float" office:value="23.2" calcext:value-type="float">
            <office:annotation draw:style-name="gr5" draw:text-style-name="P2" svg:width="82.18pt" svg:height="39.29pt" svg:x="8552.18pt" svg:y="233.12pt" draw:caption-point-x="-17.29pt" draw:caption-point-y="42.8pt">
              <dc:date>2017-03-06T00:00:00</dc:date>
              <text:p text:style-name="P1"><text:span text:style-name="T1">Brunda Gift Card + Sweater for Appa</text:span></text:p>
            </office:annotation>
            <text:p>23.2</text:p>
          </table:table-cell>
          <table:table-cell table:style-name="ce68" table:number-columns-repeated="2"/>
          <table:table-cell table:style-name="ce68" office:value-type="float" office:value="39" calcext:value-type="float">
            <office:annotation draw:style-name="gr6" draw:text-style-name="P2" svg:width="82.18pt" svg:height="16.89pt" svg:x="8942.2pt" svg:y="233.12pt" draw:caption-point-x="-17.29pt" draw:caption-point-y="42.8pt">
              <dc:date>2017-03-07T00:00:00</dc:date>
              <text:p text:style-name="P1"><text:span text:style-name="T1">Chocolates</text:span></text:p>
            </office:annotation>
            <text:p>39</text:p>
          </table:table-cell>
          <table:table-cell table:style-name="ce68" office:value-type="float" office:value="50" calcext:value-type="float">
            <office:annotation draw:style-name="gr5" draw:text-style-name="P2" svg:width="82.18pt" svg:height="39.29pt" svg:x="9066.7pt" svg:y="233.12pt" draw:caption-point-x="-17.29pt" draw:caption-point-y="42.8pt">
              <dc:date>2017-03-10T00:00:00</dc:date>
              <text:p text:style-name="P1"><text:span text:style-name="T1">To Dhanu for Amazon Shopping</text:span></text:p>
            </office:annotation>
            <text:p>50</text:p>
          </table:table-cell>
          <table:table-cell table:style-name="ce68"/>
          <table:table-cell table:style-name="ce68" office:value-type="float" office:value="130" calcext:value-type="float">
            <office:annotation draw:style-name="gr5" draw:text-style-name="P2" svg:width="82.18pt" svg:height="39.29pt" svg:x="9315.69pt" svg:y="233.12pt" draw:caption-point-x="-17.29pt" draw:caption-point-y="42.8pt">
              <dc:date>2017-03-10T00:00:00</dc:date>
              <text:p text:style-name="P1"><text:span text:style-name="T1">Boom 2 Speakers for Dina</text:span></text:p>
            </office:annotation>
            <text:p>130</text:p>
          </table:table-cell>
          <table:table-cell table:style-name="ce68" table:formula="of:=120+10+6" office:value-type="float" office:value="136" calcext:value-type="float">
            <office:annotation draw:style-name="gr5" draw:text-style-name="P2" svg:width="82.18pt" svg:height="39.29pt" svg:x="9440.19pt" svg:y="233.12pt" draw:caption-point-x="-17.29pt" draw:caption-point-y="42.8pt">
              <dc:date>2017-03-11T00:00:00</dc:date>
              <text:p text:style-name="P1"><text:span text:style-name="T1">Harini Watch + JBL EarPhones + Brunda Gift</text:span></text:p>
            </office:annotation>
            <text:p>136</text:p>
          </table:table-cell>
          <table:table-cell table:style-name="ce68" office:value-type="float" office:value="11.5" calcext:value-type="float">
            <office:annotation draw:style-name="gr11" draw:text-style-name="P2" svg:width="82.18pt" svg:height="16.89pt" svg:x="9564.69pt" svg:y="233.12pt" draw:caption-point-x="-17.29pt" draw:caption-point-y="42.8pt">
              <dc:date>2017-03-12T00:00:00</dc:date>
              <text:p text:style-name="P1">Brandy for Room</text:p>
            </office:annotation>
            <text:p>11.5</text:p>
          </table:table-cell>
          <table:table-cell table:style-name="ce68" table:number-columns-repeated="2"/>
          <table:table-cell table:style-name="Default" table:number-columns-repeated="907"/>
          <table:table-cell table:number-columns-repeated="46"/>
        </table:table-row>
        <table:table-row table:style-name="ro10">
          <table:table-cell table:style-name="ce14" office:value-type="string" calcext:value-type="string" table:number-columns-spanned="3" table:number-rows-spanned="1">
            <text:p>EATING OUT</text:p>
          </table:table-cell>
          <table:covered-table-cell table:number-columns-repeated="2" table:style-name="Default"/>
          <table:table-cell table:style-name="ce56" table:number-columns-repeated="6"/>
          <table:table-cell table:style-name="ce54" table:number-columns-repeated="2"/>
          <table:table-cell table:style-name="ce54" office:value-type="float" office:value="4" calcext:value-type="float">
            <office:annotation draw:style-name="gr6" draw:text-style-name="P2" svg:width="82.18pt" svg:height="16.89pt" svg:x="1999.45pt" svg:y="251.01pt" draw:caption-point-x="-17.29pt" draw:caption-point-y="42.8pt">
              <dc:date>2017-01-15T00:00:00</dc:date>
              <text:p text:style-name="P1"><text:span text:style-name="T1">VEG DONER</text:span></text:p>
            </office:annotation>
            <text:p>4</text:p>
          </table:table-cell>
          <table:table-cell table:style-name="ce54" table:number-columns-repeated="3"/>
          <table:table-cell table:style-name="ce14" table:number-columns-spanned="3" table:number-rows-spanned="1"/>
          <table:covered-table-cell table:number-columns-repeated="2" table:style-name="ce65"/>
          <table:table-cell table:style-name="ce14" table:number-columns-spanned="3" table:number-rows-spanned="1"/>
          <table:covered-table-cell table:number-columns-repeated="2" table:style-name="ce65"/>
          <table:table-cell table:style-name="ce14" table:number-columns-spanned="3" table:number-rows-spanned="1"/>
          <table:covered-table-cell table:number-columns-repeated="2" table:style-name="ce65"/>
          <table:table-cell table:style-name="ce14"/>
          <table:table-cell table:style-name="ce54" office:value-type="float" office:value="3.5" calcext:value-type="float">
            <office:annotation draw:style-name="gr6" draw:text-style-name="P2" svg:width="82.18pt" svg:height="16.89pt" svg:x="3838.45pt" svg:y="251.01pt" draw:caption-point-x="-17.29pt" draw:caption-point-y="42.8pt">
              <dc:date>2017-01-29T00:00:00</dc:date>
              <text:p text:style-name="P1"><text:span text:style-name="T1">Veg Doner</text:span></text:p>
            </office:annotation>
            <text:p>3.5</text:p>
          </table:table-cell>
          <table:table-cell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68" table:number-columns-repeated="2"/>
          <table:table-cell table:style-name="ce68" office:value-type="float" office:value="4.5" calcext:value-type="float">
            <office:annotation draw:style-name="gr6" draw:text-style-name="P2" svg:width="82.18pt" svg:height="16.89pt" svg:x="5241.69pt" svg:y="251.01pt" draw:caption-point-x="-17.29pt" draw:caption-point-y="42.8pt">
              <dc:date>2017-02-12T00:00:00</dc:date>
              <text:p text:style-name="P1"><text:span text:style-name="T1">Pizza Margherita</text:span></text:p>
            </office:annotation>
            <text:p>4.5</text:p>
          </table:table-cell>
          <table:table-cell table:style-name="ce68" table:number-columns-repeated="3"/>
          <table:table-cell table:style-name="ce68" office:value-type="float" office:value="3.8" calcext:value-type="float">
            <office:annotation draw:style-name="gr7" draw:text-style-name="P2" svg:width="82.18pt" svg:height="28.09pt" svg:x="5805.69pt" svg:y="251.01pt" draw:caption-point-x="-17.29pt" draw:caption-point-y="42.8pt">
              <dc:date>2017-02-12T00:00:00</dc:date>
              <text:p text:style-name="P1"><text:span text:style-name="T1">Pommes @ Fritty Bar</text:span></text:p>
            </office:annotation>
            <text:p>3.8</text:p>
          </table:table-cell>
          <table:table-cell table:style-name="ce68" table:number-columns-repeated="3"/>
          <table:table-cell table:style-name="ce68" office:value-type="float" office:value="9" calcext:value-type="float">
            <office:annotation draw:style-name="gr7" draw:text-style-name="P2" svg:width="82.18pt" svg:height="28.09pt" svg:x="6369.7pt" svg:y="251.01pt" draw:caption-point-x="-17.29pt" draw:caption-point-y="42.8pt">
              <dc:date>2017-02-19T00:00:00</dc:date>
              <text:p text:style-name="P1"><text:span text:style-name="T1">Brauhaus Party - Bertrandt</text:span></text:p>
            </office:annotation>
            <text:p>9</text:p>
          </table:table-cell>
          <table:table-cell table:style-name="ce68" table:number-columns-repeated="27"/>
          <table:table-cell table:style-name="Default" table:number-columns-repeated="907"/>
          <table:table-cell table:number-columns-repeated="46"/>
        </table:table-row>
        <table:table-row table:style-name="ro10">
          <table:table-cell table:style-name="ce14" office:value-type="string" calcext:value-type="string" table:number-columns-spanned="3" table:number-rows-spanned="1">
            <text:p>MEDICINE</text:p>
          </table:table-cell>
          <table:covered-table-cell table:number-columns-repeated="2" table:style-name="Default"/>
          <table:table-cell table:style-name="ce56" table:number-columns-repeated="6"/>
          <table:table-cell table:style-name="ce54" table:number-columns-repeated="6"/>
          <table:table-cell table:style-name="ce14" table:number-columns-spanned="3" table:number-rows-spanned="1"/>
          <table:covered-table-cell table:number-columns-repeated="2" table:style-name="ce65"/>
          <table:table-cell table:style-name="ce14" table:number-columns-spanned="3" table:number-rows-spanned="1"/>
          <table:covered-table-cell table:number-columns-repeated="2" table:style-name="ce65"/>
          <table:table-cell table:style-name="ce14" table:number-columns-spanned="3" table:number-rows-spanned="1"/>
          <table:covered-table-cell table:number-columns-repeated="2" table:style-name="ce65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68" table:number-columns-repeated="22"/>
          <table:table-cell table:style-name="ce68" office:value-type="float" office:value="9" calcext:value-type="float">
            <office:annotation draw:style-name="gr6" draw:text-style-name="P2" svg:width="82.18pt" svg:height="16.89pt" svg:x="8303.19pt" svg:y="268.92pt" draw:caption-point-x="-17.29pt" draw:caption-point-y="42.8pt">
              <dc:date>2017-03-06T00:00:00</dc:date>
              <text:p text:style-name="P1"><text:span text:style-name="T1">Cough Syrup</text:span></text:p>
            </office:annotation>
            <text:p>9</text:p>
          </table:table-cell>
          <table:table-cell table:style-name="ce68" table:number-columns-repeated="12"/>
          <table:table-cell table:style-name="Default" table:number-columns-repeated="907"/>
          <table:table-cell table:number-columns-repeated="4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56" table:number-columns-repeated="6"/>
          <table:table-cell table:style-name="ce54" table:number-columns-repeated="6"/>
          <table:table-cell table:style-name="ce14" table:number-columns-spanned="3" table:number-rows-spanned="1"/>
          <table:covered-table-cell table:number-columns-repeated="2" table:style-name="ce65"/>
          <table:table-cell table:style-name="ce14" table:number-columns-spanned="3" table:number-rows-spanned="1"/>
          <table:covered-table-cell table:number-columns-repeated="2" table:style-name="ce65"/>
          <table:table-cell table:style-name="ce14" table:number-columns-spanned="3" table:number-rows-spanned="1"/>
          <table:covered-table-cell table:number-columns-repeated="2" table:style-name="ce65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68" table:number-columns-repeated="4"/>
          <table:table-cell table:style-name="ce79" table:number-columns-repeated="2"/>
          <table:table-cell table:style-name="ce68"/>
          <table:table-cell table:style-name="ce79" table:number-columns-repeated="28"/>
          <table:table-cell table:style-name="Default" table:number-columns-repeated="907"/>
          <table:table-cell table:number-columns-repeated="4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56" table:number-columns-repeated="6"/>
          <table:table-cell table:style-name="ce54" table:number-columns-repeated="6"/>
          <table:table-cell table:style-name="ce14" table:number-columns-spanned="3" table:number-rows-spanned="1"/>
          <table:covered-table-cell table:number-columns-repeated="2" table:style-name="ce65"/>
          <table:table-cell table:style-name="ce14" table:number-columns-spanned="3" table:number-rows-spanned="1"/>
          <table:covered-table-cell table:number-columns-repeated="2" table:style-name="ce65"/>
          <table:table-cell table:style-name="ce14" table:number-columns-spanned="3" table:number-rows-spanned="1"/>
          <table:covered-table-cell table:number-columns-repeated="2" table:style-name="ce65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68" table:number-columns-repeated="4"/>
          <table:table-cell table:style-name="ce79" table:number-columns-repeated="2"/>
          <table:table-cell table:style-name="ce68"/>
          <table:table-cell table:style-name="ce79" table:number-columns-repeated="28"/>
          <table:table-cell table:style-name="Default" table:number-columns-repeated="907"/>
          <table:table-cell table:number-columns-repeated="46"/>
        </table:table-row>
        <table:table-row table:style-name="ro12">
          <table:table-cell table:style-name="ce14" table:number-columns-spanned="3" table:number-rows-spanned="1"/>
          <table:covered-table-cell table:number-columns-repeated="2" table:style-name="Default"/>
          <table:table-cell table:style-name="ce56" table:number-columns-repeated="6"/>
          <table:table-cell table:style-name="ce54" table:number-columns-repeated="6"/>
          <table:table-cell table:style-name="ce14" table:number-columns-spanned="3" table:number-rows-spanned="1"/>
          <table:covered-table-cell table:number-columns-repeated="2" table:style-name="ce65"/>
          <table:table-cell table:style-name="ce14" table:number-columns-spanned="3" table:number-rows-spanned="1"/>
          <table:covered-table-cell table:number-columns-repeated="2" table:style-name="ce65"/>
          <table:table-cell table:style-name="ce14" table:number-columns-spanned="3" table:number-rows-spanned="1"/>
          <table:covered-table-cell table:number-columns-repeated="2" table:style-name="ce65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68" table:number-columns-repeated="4"/>
          <table:table-cell table:style-name="ce79" table:number-columns-repeated="2"/>
          <table:table-cell table:style-name="ce68"/>
          <table:table-cell table:style-name="ce79" table:number-columns-repeated="28"/>
          <table:table-cell table:style-name="Default" table:number-columns-repeated="907"/>
          <table:table-cell table:number-columns-repeated="4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56" table:number-columns-repeated="6"/>
          <table:table-cell table:style-name="ce54" table:number-columns-repeated="6"/>
          <table:table-cell table:style-name="ce14" table:number-columns-spanned="3" table:number-rows-spanned="1"/>
          <table:covered-table-cell table:number-columns-repeated="2" table:style-name="ce65"/>
          <table:table-cell table:style-name="ce14" table:number-columns-spanned="3" table:number-rows-spanned="1"/>
          <table:covered-table-cell table:number-columns-repeated="2" table:style-name="ce65"/>
          <table:table-cell table:style-name="ce14" table:number-columns-spanned="3" table:number-rows-spanned="1"/>
          <table:covered-table-cell table:number-columns-repeated="2" table:style-name="ce65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68" table:number-columns-repeated="4"/>
          <table:table-cell table:style-name="ce79" table:number-columns-repeated="2"/>
          <table:table-cell table:style-name="ce68"/>
          <table:table-cell table:style-name="ce79" table:number-columns-repeated="28"/>
          <table:table-cell table:style-name="Default" table:number-columns-repeated="907"/>
          <table:table-cell table:number-columns-repeated="4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56" table:number-columns-repeated="6"/>
          <table:table-cell table:style-name="ce54" table:number-columns-repeated="6"/>
          <table:table-cell table:style-name="ce14" table:number-columns-spanned="3" table:number-rows-spanned="1"/>
          <table:covered-table-cell table:number-columns-repeated="2" table:style-name="ce65"/>
          <table:table-cell table:style-name="ce14" table:number-columns-spanned="3" table:number-rows-spanned="1"/>
          <table:covered-table-cell table:number-columns-repeated="2" table:style-name="ce65"/>
          <table:table-cell table:style-name="ce14" table:number-columns-spanned="3" table:number-rows-spanned="1"/>
          <table:covered-table-cell table:number-columns-repeated="2" table:style-name="ce65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68" table:number-columns-repeated="4"/>
          <table:table-cell table:style-name="ce79" table:number-columns-repeated="2"/>
          <table:table-cell table:style-name="ce68"/>
          <table:table-cell table:style-name="ce79" table:number-columns-repeated="28"/>
          <table:table-cell table:style-name="Default" table:number-columns-repeated="907"/>
          <table:table-cell table:number-columns-repeated="4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56" table:number-columns-repeated="6"/>
          <table:table-cell table:style-name="ce54" table:number-columns-repeated="6"/>
          <table:table-cell table:style-name="ce14" table:number-columns-spanned="3" table:number-rows-spanned="1"/>
          <table:covered-table-cell table:number-columns-repeated="2" table:style-name="ce65"/>
          <table:table-cell table:style-name="ce14" table:number-columns-spanned="3" table:number-rows-spanned="1"/>
          <table:covered-table-cell table:number-columns-repeated="2" table:style-name="ce65"/>
          <table:table-cell table:style-name="ce14" table:number-columns-spanned="3" table:number-rows-spanned="1"/>
          <table:covered-table-cell table:number-columns-repeated="2" table:style-name="ce65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68" table:number-columns-repeated="4"/>
          <table:table-cell table:style-name="ce79" table:number-columns-repeated="2"/>
          <table:table-cell table:style-name="ce68"/>
          <table:table-cell table:style-name="ce79" table:number-columns-repeated="28"/>
          <table:table-cell table:style-name="Default" table:number-columns-repeated="907"/>
          <table:table-cell table:number-columns-repeated="4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56" table:number-columns-repeated="3"/>
          <table:table-cell table:style-name="ce14" table:number-columns-spanned="3" table:number-rows-spanned="1"/>
          <table:covered-table-cell table:number-columns-repeated="2" table:style-name="ce65"/>
          <table:table-cell table:style-name="ce14" table:number-columns-spanned="3" table:number-rows-spanned="1"/>
          <table:covered-table-cell table:number-columns-repeated="2" table:style-name="ce65"/>
          <table:table-cell table:style-name="ce14" table:number-columns-spanned="3" table:number-rows-spanned="1"/>
          <table:covered-table-cell table:number-columns-repeated="2" table:style-name="ce65"/>
          <table:table-cell table:style-name="ce14" table:number-columns-spanned="3" table:number-rows-spanned="1"/>
          <table:covered-table-cell table:number-columns-repeated="2" table:style-name="ce65"/>
          <table:table-cell table:style-name="ce14" table:number-columns-spanned="3" table:number-rows-spanned="1"/>
          <table:covered-table-cell table:number-columns-repeated="2" table:style-name="ce65"/>
          <table:table-cell table:style-name="ce14" table:number-columns-spanned="3" table:number-rows-spanned="1"/>
          <table:covered-table-cell table:number-columns-repeated="2" table:style-name="ce65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style-name="Default"/>
          <table:covered-table-cell table:style-name="ce79"/>
          <table:table-cell table:style-name="ce79" table:number-columns-repeated="3"/>
          <table:table-cell table:style-name="ce68"/>
          <table:table-cell table:style-name="ce79" table:number-columns-repeated="28"/>
          <table:table-cell table:style-name="Default" table:number-columns-repeated="907"/>
          <table:table-cell table:number-columns-repeated="4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56" table:number-columns-repeated="22"/>
          <table:table-cell table:style-name="ce79" table:number-columns-repeated="17"/>
          <table:table-cell table:style-name="ce68"/>
          <table:table-cell table:style-name="ce79" table:number-columns-repeated="28"/>
          <table:table-cell table:style-name="Default" table:number-columns-repeated="907"/>
          <table:table-cell table:number-columns-repeated="4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56" table:number-columns-repeated="22"/>
          <table:table-cell table:style-name="ce79" table:number-columns-repeated="17"/>
          <table:table-cell table:style-name="ce68"/>
          <table:table-cell table:style-name="ce79" table:number-columns-repeated="28"/>
          <table:table-cell table:style-name="Default" table:number-columns-repeated="907"/>
          <table:table-cell table:number-columns-repeated="4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56" table:number-columns-repeated="22"/>
          <table:table-cell table:style-name="ce79" table:number-columns-repeated="17"/>
          <table:table-cell table:style-name="ce68"/>
          <table:table-cell table:style-name="ce79" table:number-columns-repeated="28"/>
          <table:table-cell table:style-name="Default" table:number-columns-repeated="907"/>
          <table:table-cell table:number-columns-repeated="4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56" table:number-columns-repeated="22"/>
          <table:table-cell table:style-name="ce79" table:number-columns-repeated="17"/>
          <table:table-cell table:style-name="ce68"/>
          <table:table-cell table:style-name="ce79" table:number-columns-repeated="28"/>
          <table:table-cell table:style-name="Default" table:number-columns-repeated="907"/>
          <table:table-cell table:number-columns-repeated="4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56" table:number-columns-repeated="22"/>
          <table:table-cell table:style-name="ce79" table:number-columns-repeated="17"/>
          <table:table-cell table:style-name="ce68"/>
          <table:table-cell table:style-name="ce79" table:number-columns-repeated="28"/>
          <table:table-cell table:style-name="Default" table:number-columns-repeated="907"/>
          <table:table-cell table:number-columns-repeated="4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56" table:number-columns-repeated="22"/>
          <table:table-cell table:style-name="ce79" table:number-columns-repeated="17"/>
          <table:table-cell table:style-name="ce68"/>
          <table:table-cell table:style-name="ce79" table:number-columns-repeated="28"/>
          <table:table-cell table:style-name="Default" table:number-columns-repeated="907"/>
          <table:table-cell table:number-columns-repeated="4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56" table:number-columns-repeated="22"/>
          <table:table-cell table:style-name="ce79" table:number-columns-repeated="17"/>
          <table:table-cell table:style-name="ce68"/>
          <table:table-cell table:style-name="ce79" table:number-columns-repeated="28"/>
          <table:table-cell table:style-name="Default" table:number-columns-repeated="907"/>
          <table:table-cell table:number-columns-repeated="4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56" table:number-columns-repeated="22"/>
          <table:table-cell table:style-name="ce79" table:number-columns-repeated="17"/>
          <table:table-cell table:style-name="ce68"/>
          <table:table-cell table:style-name="ce79" table:number-columns-repeated="28"/>
          <table:table-cell table:style-name="Default" table:number-columns-repeated="907"/>
          <table:table-cell table:number-columns-repeated="4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56" table:number-columns-repeated="22"/>
          <table:table-cell table:style-name="ce79" table:number-columns-repeated="17"/>
          <table:table-cell table:style-name="ce68"/>
          <table:table-cell table:style-name="ce79" table:number-columns-repeated="28"/>
          <table:table-cell table:style-name="Default" table:number-columns-repeated="907"/>
          <table:table-cell table:number-columns-repeated="46"/>
        </table:table-row>
        <table:table-row table:style-name="ro13">
          <table:table-cell table:style-name="ce14" table:number-columns-spanned="3" table:number-rows-spanned="1"/>
          <table:covered-table-cell table:number-columns-repeated="2" table:style-name="Default"/>
          <table:table-cell table:style-name="ce56" table:number-columns-repeated="22"/>
          <table:table-cell table:style-name="ce79" table:number-columns-repeated="46"/>
          <table:table-cell table:style-name="Default" table:number-columns-repeated="907"/>
          <table:table-cell table:number-columns-repeated="4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56" table:number-columns-repeated="22"/>
          <table:table-cell table:style-name="ce79" table:number-columns-repeated="46"/>
          <table:table-cell table:style-name="Default" table:number-columns-repeated="907"/>
          <table:table-cell table:number-columns-repeated="4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56" table:number-columns-repeated="22"/>
          <table:table-cell table:style-name="ce79" table:number-columns-repeated="46"/>
          <table:table-cell table:style-name="Default" table:number-columns-repeated="907"/>
          <table:table-cell table:number-columns-repeated="4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56" table:number-columns-repeated="22"/>
          <table:table-cell table:style-name="ce79" table:number-columns-repeated="46"/>
          <table:table-cell table:style-name="Default" table:number-columns-repeated="907"/>
          <table:table-cell table:number-columns-repeated="4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56" table:number-columns-repeated="22"/>
          <table:table-cell table:style-name="ce79" table:number-columns-repeated="46"/>
          <table:table-cell table:style-name="Default" table:number-columns-repeated="907"/>
          <table:table-cell table:number-columns-repeated="46"/>
        </table:table-row>
        <table:table-row-group table:display="false"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56" table:number-columns-repeated="22"/>
            <table:table-cell table:style-name="ce79" table:number-columns-repeated="46"/>
            <table:table-cell table:style-name="Default" table:number-columns-repeated="907"/>
            <table:table-cell table:number-columns-repeated="4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56" table:number-columns-repeated="22"/>
            <table:table-cell table:style-name="ce79" table:number-columns-repeated="46"/>
            <table:table-cell table:style-name="Default" table:number-columns-repeated="907"/>
            <table:table-cell table:number-columns-repeated="4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56" table:number-columns-repeated="22"/>
            <table:table-cell table:style-name="ce79" table:number-columns-repeated="46"/>
            <table:table-cell table:style-name="Default" table:number-columns-repeated="907"/>
            <table:table-cell table:number-columns-repeated="4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56" table:number-columns-repeated="22"/>
            <table:table-cell table:style-name="ce79" table:number-columns-repeated="46"/>
            <table:table-cell table:style-name="Default" table:number-columns-repeated="907"/>
            <table:table-cell table:number-columns-repeated="4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56" table:number-columns-repeated="22"/>
            <table:table-cell table:style-name="ce79" table:number-columns-repeated="46"/>
            <table:table-cell table:style-name="Default" table:number-columns-repeated="907"/>
            <table:table-cell table:number-columns-repeated="4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56" table:number-columns-repeated="22"/>
            <table:table-cell table:style-name="ce79" table:number-columns-repeated="46"/>
            <table:table-cell table:style-name="Default" table:number-columns-repeated="907"/>
            <table:table-cell table:number-columns-repeated="4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56" table:number-columns-repeated="22"/>
            <table:table-cell table:style-name="ce79" table:number-columns-repeated="46"/>
            <table:table-cell table:style-name="Default" table:number-columns-repeated="907"/>
            <table:table-cell table:number-columns-repeated="4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56" table:number-columns-repeated="22"/>
            <table:table-cell table:style-name="ce79" table:number-columns-repeated="46"/>
            <table:table-cell table:style-name="Default" table:number-columns-repeated="907"/>
            <table:table-cell table:number-columns-repeated="4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56" table:number-columns-repeated="22"/>
            <table:table-cell table:style-name="ce79" table:number-columns-repeated="46"/>
            <table:table-cell table:style-name="Default" table:number-columns-repeated="907"/>
            <table:table-cell table:number-columns-repeated="4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56" table:number-columns-repeated="22"/>
            <table:table-cell table:style-name="ce79" table:number-columns-repeated="46"/>
            <table:table-cell table:style-name="Default" table:number-columns-repeated="907"/>
            <table:table-cell table:number-columns-repeated="4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56" table:number-columns-repeated="22"/>
            <table:table-cell table:style-name="ce79" table:number-columns-repeated="46"/>
            <table:table-cell table:style-name="Default" table:number-columns-repeated="907"/>
            <table:table-cell table:number-columns-repeated="4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56" table:number-columns-repeated="22"/>
            <table:table-cell table:style-name="ce79" table:number-columns-repeated="14"/>
            <table:table-cell table:style-name="ce83"/>
            <table:table-cell table:style-name="ce79" table:number-columns-repeated="31"/>
            <table:table-cell table:style-name="Default" table:number-columns-repeated="907"/>
            <table:table-cell table:number-columns-repeated="4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56" table:number-columns-repeated="22"/>
            <table:table-cell table:style-name="ce79" table:number-columns-repeated="46"/>
            <table:table-cell table:style-name="Default" table:number-columns-repeated="907"/>
            <table:table-cell table:number-columns-repeated="4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56" table:number-columns-repeated="22"/>
            <table:table-cell table:style-name="ce79" table:number-columns-repeated="46"/>
            <table:table-cell table:style-name="Default" table:number-columns-repeated="907"/>
            <table:table-cell table:number-columns-repeated="4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56" table:number-columns-repeated="22"/>
            <table:table-cell table:style-name="ce79" table:number-columns-repeated="25"/>
            <table:table-cell table:style-name="Default"/>
            <table:table-cell table:style-name="ce79" table:number-columns-repeated="6"/>
            <table:table-cell table:style-name="Default"/>
            <table:table-cell table:style-name="ce79" table:number-columns-repeated="2"/>
            <table:table-cell table:style-name="Default"/>
            <table:table-cell table:style-name="ce79" table:number-columns-repeated="6"/>
            <table:table-cell table:style-name="Default"/>
            <table:table-cell table:style-name="ce79" table:number-columns-repeated="3"/>
            <table:table-cell table:style-name="Default" table:number-columns-repeated="907"/>
            <table:table-cell table:number-columns-repeated="4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56" table:number-columns-repeated="22"/>
            <table:table-cell table:style-name="ce79" table:number-columns-repeated="46"/>
            <table:table-cell table:style-name="Default" table:number-columns-repeated="907"/>
            <table:table-cell table:number-columns-repeated="4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56" table:number-columns-repeated="22"/>
            <table:table-cell table:style-name="ce79" table:number-columns-repeated="46"/>
            <table:table-cell table:style-name="Default" table:number-columns-repeated="907"/>
            <table:table-cell table:number-columns-repeated="4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56" table:number-columns-repeated="22"/>
            <table:table-cell table:style-name="ce79" table:number-columns-repeated="46"/>
            <table:table-cell table:style-name="Default" table:number-columns-repeated="907"/>
            <table:table-cell table:number-columns-repeated="4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56" table:number-columns-repeated="22"/>
            <table:table-cell table:style-name="ce79" table:number-columns-repeated="46"/>
            <table:table-cell table:style-name="Default" table:number-columns-repeated="907"/>
            <table:table-cell table:number-columns-repeated="4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56" table:number-columns-repeated="22"/>
            <table:table-cell table:style-name="ce79" table:number-columns-repeated="46"/>
            <table:table-cell table:style-name="Default" table:number-columns-repeated="907"/>
            <table:table-cell table:number-columns-repeated="4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56" table:number-columns-repeated="22"/>
            <table:table-cell table:style-name="ce79" table:number-columns-repeated="46"/>
            <table:table-cell table:style-name="Default" table:number-columns-repeated="907"/>
            <table:table-cell table:number-columns-repeated="4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56" table:number-columns-repeated="22"/>
            <table:table-cell table:style-name="ce79" table:number-columns-repeated="46"/>
            <table:table-cell table:style-name="Default" table:number-columns-repeated="907"/>
            <table:table-cell table:number-columns-repeated="4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56" table:number-columns-repeated="22"/>
            <table:table-cell table:style-name="ce79" table:number-columns-repeated="46"/>
            <table:table-cell table:style-name="Default" table:number-columns-repeated="907"/>
            <table:table-cell table:number-columns-repeated="4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56" table:number-columns-repeated="22"/>
            <table:table-cell table:style-name="ce79" table:number-columns-repeated="46"/>
            <table:table-cell table:style-name="Default" table:number-columns-repeated="907"/>
            <table:table-cell table:number-columns-repeated="4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56" table:number-columns-repeated="22"/>
            <table:table-cell table:style-name="ce79" table:number-columns-repeated="46"/>
            <table:table-cell table:style-name="Default" table:number-columns-repeated="907"/>
            <table:table-cell table:number-columns-repeated="4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56" table:number-columns-repeated="22"/>
            <table:table-cell table:style-name="ce79" table:number-columns-repeated="46"/>
            <table:table-cell table:style-name="Default" table:number-columns-repeated="907"/>
            <table:table-cell table:number-columns-repeated="4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56" table:number-columns-repeated="22"/>
            <table:table-cell table:style-name="ce79" table:number-columns-repeated="46"/>
            <table:table-cell table:style-name="Default" table:number-columns-repeated="907"/>
            <table:table-cell table:number-columns-repeated="4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56" table:number-columns-repeated="22"/>
            <table:table-cell table:style-name="ce79" table:number-columns-repeated="46"/>
            <table:table-cell table:style-name="Default" table:number-columns-repeated="907"/>
            <table:table-cell table:number-columns-repeated="46"/>
          </table:table-row>
          <table:table-row table:style-name="ro8" table:visibility="collapse">
            <table:table-cell table:style-name="ce17" table:number-columns-spanned="3" table:number-rows-spanned="1"/>
            <table:covered-table-cell table:number-columns-repeated="2" table:style-name="ce17"/>
            <table:table-cell table:style-name="ce56" table:number-columns-repeated="22"/>
            <table:table-cell table:style-name="ce79" table:number-columns-repeated="46"/>
            <table:table-cell table:style-name="Default" table:number-columns-repeated="907"/>
            <table:table-cell table:number-columns-repeated="46"/>
          </table:table-row>
          <table:table-row table:style-name="ro8" table:visibility="collapse">
            <table:table-cell table:style-name="ce17" table:number-columns-spanned="3" table:number-rows-spanned="1"/>
            <table:covered-table-cell table:number-columns-repeated="2" table:style-name="ce17"/>
            <table:table-cell table:style-name="ce56" table:number-columns-repeated="22"/>
            <table:table-cell table:style-name="ce79" table:number-columns-repeated="46"/>
            <table:table-cell table:style-name="Default" table:number-columns-repeated="907"/>
            <table:table-cell table:number-columns-repeated="46"/>
          </table:table-row>
          <table:table-row table:style-name="ro8" table:visibility="collapse">
            <table:table-cell table:style-name="ce17" table:number-columns-spanned="3" table:number-rows-spanned="1"/>
            <table:covered-table-cell table:number-columns-repeated="2" table:style-name="ce17"/>
            <table:table-cell table:style-name="ce56" table:number-columns-repeated="22"/>
            <table:table-cell table:style-name="ce79" table:number-columns-repeated="46"/>
            <table:table-cell table:style-name="Default" table:number-columns-repeated="907"/>
            <table:table-cell table:number-columns-repeated="46"/>
          </table:table-row>
          <table:table-row table:style-name="ro8" table:visibility="collapse">
            <table:table-cell table:style-name="ce17" table:number-columns-spanned="3" table:number-rows-spanned="1"/>
            <table:covered-table-cell table:number-columns-repeated="2" table:style-name="ce17"/>
            <table:table-cell table:style-name="ce56" table:number-columns-repeated="22"/>
            <table:table-cell table:style-name="ce79" table:number-columns-repeated="46"/>
            <table:table-cell table:style-name="Default" table:number-columns-repeated="907"/>
            <table:table-cell table:number-columns-repeated="46"/>
          </table:table-row>
          <table:table-row table:style-name="ro8" table:visibility="collapse">
            <table:table-cell table:style-name="ce17" table:number-columns-spanned="3" table:number-rows-spanned="1"/>
            <table:covered-table-cell table:number-columns-repeated="2" table:style-name="ce17"/>
            <table:table-cell table:style-name="ce56" table:number-columns-repeated="22"/>
            <table:table-cell table:style-name="ce79" table:number-columns-repeated="46"/>
            <table:table-cell table:style-name="Default" table:number-columns-repeated="907"/>
            <table:table-cell table:number-columns-repeated="46"/>
          </table:table-row>
          <table:table-row table:style-name="ro8" table:visibility="collapse">
            <table:table-cell table:style-name="ce17" table:number-columns-spanned="3" table:number-rows-spanned="1"/>
            <table:covered-table-cell table:number-columns-repeated="2" table:style-name="ce17"/>
            <table:table-cell table:style-name="ce56" table:number-columns-repeated="22"/>
            <table:table-cell table:style-name="ce79" table:number-columns-repeated="46"/>
            <table:table-cell table:style-name="Default" table:number-columns-repeated="907"/>
            <table:table-cell table:number-columns-repeated="46"/>
          </table:table-row>
        </table:table-row-group>
        <table:table-row table:style-name="ro9">
          <table:table-cell table:style-name="ce12" office:value-type="string" calcext:value-type="string" table:number-columns-spanned="3" table:number-rows-spanned="1">
            <text:p>TOTAL</text:p>
          </table:table-cell>
          <table:covered-table-cell table:number-columns-repeated="2" table:style-name="ce12"/>
          <table:table-cell table:style-name="ce57" table:formula="of:=SUM([.D2:.D71])" office:value-type="float" office:value="0" calcext:value-type="float">
            <text:p>0</text:p>
          </table:table-cell>
          <table:table-cell table:style-name="ce57" table:formula="of:=SUM([.E2:.E71])" office:value-type="float" office:value="2154.74" calcext:value-type="float">
            <text:p>2154.74</text:p>
          </table:table-cell>
          <table:table-cell table:style-name="ce57" table:number-columns-repeated="20"/>
          <table:table-cell table:style-name="ce80" table:number-columns-repeated="46"/>
          <table:table-cell table:style-name="ce89" table:number-columns-repeated="857"/>
          <table:table-cell table:number-columns-repeated="96"/>
        </table:table-row>
        <table:table-row table:style-name="ro8" table:number-rows-repeated="2">
          <table:table-cell table:style-name="ce18"/>
          <table:table-cell table:style-name="Default" table:number-columns-repeated="2"/>
          <table:table-cell table:style-name="ce58" table:number-columns-repeated="2"/>
          <table:table-cell table:number-columns-repeated="16"/>
          <table:table-cell table:style-name="ce58"/>
          <table:table-cell table:number-columns-repeated="23"/>
          <table:table-cell table:style-name="ce83"/>
          <table:table-cell/>
          <table:table-cell table:style-name="ce83" table:number-columns-repeated="6"/>
          <table:table-cell/>
          <table:table-cell table:style-name="ce83" table:number-columns-repeated="9"/>
          <table:table-cell/>
          <table:table-cell table:style-name="ce83" table:number-columns-repeated="7"/>
          <table:table-cell table:number-columns-repeated="953"/>
        </table:table-row>
        <table:table-row-group table:display="false">
          <table:table-row table:style-name="ro15" table:visibility="collapse">
            <table:table-cell table:style-name="ce19" office:value-type="string" calcext:value-type="string">
              <text:p>MONEY GIVEN IN CARD</text:p>
            </table:table-cell>
            <table:table-cell table:style-name="ce32" office:value-type="float" office:value="0" calcext:value-type="float">
              <text:p>0</text:p>
            </table:table-cell>
            <table:table-cell table:style-name="Default"/>
            <table:table-cell table:style-name="ce58" table:number-columns-repeated="2"/>
            <table:table-cell table:number-columns-repeated="16"/>
            <table:table-cell table:style-name="ce58"/>
            <table:table-cell table:number-columns-repeated="23"/>
            <table:table-cell table:style-name="ce83"/>
            <table:table-cell/>
            <table:table-cell table:style-name="ce83" table:number-columns-repeated="6"/>
            <table:table-cell/>
            <table:table-cell table:style-name="ce83" table:number-columns-repeated="9"/>
            <table:table-cell/>
            <table:table-cell table:style-name="ce83" table:number-columns-repeated="7"/>
            <table:table-cell table:number-columns-repeated="953"/>
          </table:table-row>
          <table:table-row table:style-name="ro15" table:visibility="collapse">
            <table:table-cell table:style-name="ce19" office:value-type="string" calcext:value-type="string">
              <text:p>MONEY GIVEN IN CASH</text:p>
            </table:table-cell>
            <table:table-cell table:style-name="ce32" office:value-type="float" office:value="0" calcext:value-type="float">
              <text:p>0</text:p>
            </table:table-cell>
            <table:table-cell table:style-name="Default"/>
            <table:table-cell table:style-name="ce58" table:number-columns-repeated="2"/>
            <table:table-cell table:number-columns-repeated="16"/>
            <table:table-cell table:style-name="ce58"/>
            <table:table-cell table:number-columns-repeated="23"/>
            <table:table-cell table:style-name="ce83"/>
            <table:table-cell/>
            <table:table-cell table:style-name="ce83" table:number-columns-repeated="6"/>
            <table:table-cell/>
            <table:table-cell table:style-name="ce83" table:number-columns-repeated="9"/>
            <table:table-cell/>
            <table:table-cell table:style-name="ce83" table:number-columns-repeated="7"/>
            <table:table-cell table:number-columns-repeated="953"/>
          </table:table-row>
          <table:table-row table:style-name="ro8" table:visibility="collapse">
            <table:table-cell table:style-name="ce20" office:value-type="string" calcext:value-type="string" table:number-columns-spanned="1" table:number-rows-spanned="2">
              <text:p>TOTAL GIVEN</text:p>
            </table:table-cell>
            <table:table-cell table:style-name="ce33" office:value-type="float" office:value="0" calcext:value-type="float" table:number-columns-spanned="1" table:number-rows-spanned="2">
              <text:p>0</text:p>
            </table:table-cell>
            <table:table-cell table:style-name="ce24"/>
            <table:table-cell table:style-name="ce58" table:number-columns-repeated="2"/>
            <table:table-cell table:number-columns-repeated="16"/>
            <table:table-cell table:style-name="ce58"/>
            <table:table-cell table:number-columns-repeated="23"/>
            <table:table-cell table:style-name="ce83"/>
            <table:table-cell/>
            <table:table-cell table:style-name="ce83" table:number-columns-repeated="6"/>
            <table:table-cell/>
            <table:table-cell table:style-name="ce83" table:number-columns-repeated="9"/>
            <table:table-cell/>
            <table:table-cell table:style-name="ce83" table:number-columns-repeated="7"/>
            <table:table-cell table:number-columns-repeated="953"/>
          </table:table-row>
          <table:table-row table:style-name="ro8" table:visibility="collapse">
            <table:covered-table-cell table:style-name="ce20"/>
            <table:covered-table-cell table:style-name="ce33"/>
            <table:table-cell table:style-name="ce24"/>
            <table:table-cell table:style-name="ce58" table:number-columns-repeated="2"/>
            <table:table-cell table:number-columns-repeated="16"/>
            <table:table-cell table:style-name="ce58"/>
            <table:table-cell table:number-columns-repeated="23"/>
            <table:table-cell table:style-name="ce83"/>
            <table:table-cell/>
            <table:table-cell table:style-name="ce83" table:number-columns-repeated="6"/>
            <table:table-cell/>
            <table:table-cell table:style-name="ce83" table:number-columns-repeated="9"/>
            <table:table-cell/>
            <table:table-cell table:style-name="ce83" table:number-columns-repeated="7"/>
            <table:table-cell table:number-columns-repeated="953"/>
          </table:table-row>
        </table:table-row-group>
        <table:table-row table:style-name="ro16">
          <table:table-cell table:style-name="ce21" office:value-type="string" calcext:value-type="string">
            <text:p>TOTAL MONEY SPENT TILL DATE</text:p>
          </table:table-cell>
          <table:table-cell table:style-name="ce34" table:formula="of:=SUM([.D2:.BS71])" office:value-type="float" office:value="7138.26" calcext:value-type="float">
            <text:p>7138.26</text:p>
          </table:table-cell>
          <table:table-cell table:style-name="ce24"/>
          <table:table-cell table:style-name="ce58" table:number-columns-repeated="2"/>
          <table:table-cell table:number-columns-repeated="16"/>
          <table:table-cell table:style-name="ce58"/>
          <table:table-cell table:number-columns-repeated="23"/>
          <table:table-cell table:style-name="ce83"/>
          <table:table-cell/>
          <table:table-cell table:style-name="ce83" table:number-columns-repeated="6"/>
          <table:table-cell/>
          <table:table-cell table:style-name="ce83" table:number-columns-repeated="9"/>
          <table:table-cell/>
          <table:table-cell table:style-name="ce83" table:number-columns-repeated="7"/>
          <table:table-cell table:number-columns-repeated="953"/>
        </table:table-row>
        <table:table-row-group table:display="false">
          <table:table-row table:style-name="ro17" table:visibility="collapse">
            <table:table-cell table:style-name="ce21" office:value-type="string" calcext:value-type="string">
              <text:p>BALANCE MONEY LEFT</text:p>
            </table:table-cell>
            <table:table-cell table:style-name="ce34" table:formula="of:=[.B77]-[.B79]" office:value-type="float" office:value="-7138.26" calcext:value-type="float">
              <text:p>-7138.26</text:p>
            </table:table-cell>
            <table:table-cell table:style-name="ce24"/>
            <table:table-cell table:style-name="ce58" table:number-columns-repeated="2"/>
            <table:table-cell table:number-columns-repeated="16"/>
            <table:table-cell table:style-name="ce58"/>
            <table:table-cell table:number-columns-repeated="23"/>
            <table:table-cell table:style-name="ce83"/>
            <table:table-cell/>
            <table:table-cell table:style-name="ce83" table:number-columns-repeated="6"/>
            <table:table-cell/>
            <table:table-cell table:style-name="ce83" table:number-columns-repeated="9"/>
            <table:table-cell/>
            <table:table-cell table:style-name="ce83" table:number-columns-repeated="7"/>
            <table:table-cell table:number-columns-repeated="953"/>
          </table:table-row>
        </table:table-row-group>
        <table:table-row table:style-name="ro18">
          <table:table-cell table:style-name="ce21" office:value-type="string" calcext:value-type="string">
            <text:p>TOTAL MONEY SPENT IN CARD</text:p>
          </table:table-cell>
          <table:table-cell table:style-name="ce34" table:formula="of:=[.E2]+[.E3]+[.N2]+[.AL2]+[.BL2]+[.BP3]" office:value-type="float" office:value="5569" calcext:value-type="float">
            <text:p>5569</text:p>
          </table:table-cell>
          <table:table-cell table:style-name="ce24"/>
          <table:table-cell table:style-name="ce58" table:number-columns-repeated="2"/>
          <table:table-cell table:number-columns-repeated="16"/>
          <table:table-cell table:style-name="ce58"/>
          <table:table-cell table:number-columns-repeated="23"/>
          <table:table-cell table:style-name="ce83"/>
          <table:table-cell/>
          <table:table-cell table:style-name="ce83" table:number-columns-repeated="6"/>
          <table:table-cell/>
          <table:table-cell table:style-name="ce83" table:number-columns-repeated="9"/>
          <table:table-cell/>
          <table:table-cell table:style-name="ce83" table:number-columns-repeated="7"/>
          <table:table-cell table:number-columns-repeated="953"/>
        </table:table-row>
        <table:table-row-group table:display="false">
          <table:table-row table:style-name="ro15" table:visibility="collapse">
            <table:table-cell table:style-name="ce19" office:value-type="string" calcext:value-type="string">
              <text:p>STARTING BALANCE</text:p>
            </table:table-cell>
            <table:table-cell table:style-name="ce32" office:value-type="float" office:value="0" calcext:value-type="float">
              <text:p>0</text:p>
            </table:table-cell>
            <table:table-cell table:style-name="Default"/>
            <table:table-cell table:style-name="ce58" table:number-columns-repeated="2"/>
            <table:table-cell table:number-columns-repeated="16"/>
            <table:table-cell table:style-name="ce58"/>
            <table:table-cell table:number-columns-repeated="23"/>
            <table:table-cell table:style-name="ce83"/>
            <table:table-cell/>
            <table:table-cell table:style-name="ce83" table:number-columns-repeated="6"/>
            <table:table-cell/>
            <table:table-cell table:style-name="ce83" table:number-columns-repeated="9"/>
            <table:table-cell/>
            <table:table-cell table:style-name="ce83" table:number-columns-repeated="7"/>
            <table:table-cell table:number-columns-repeated="953"/>
          </table:table-row>
          <table:table-row table:style-name="ro15" table:visibility="collapse">
            <table:table-cell table:style-name="ce19" office:value-type="string" calcext:value-type="string">
              <text:p>CURRENT BALANCE</text:p>
            </table:table-cell>
            <table:table-cell table:style-name="ce32" office:value-type="float" office:value="0" calcext:value-type="float">
              <text:p>0</text:p>
            </table:table-cell>
            <table:table-cell table:style-name="Default"/>
            <table:table-cell table:style-name="ce58" table:number-columns-repeated="2"/>
            <table:table-cell table:number-columns-repeated="16"/>
            <table:table-cell table:style-name="ce58"/>
            <table:table-cell table:number-columns-repeated="23"/>
            <table:table-cell table:style-name="ce83"/>
            <table:table-cell/>
            <table:table-cell table:style-name="ce83" table:number-columns-repeated="6"/>
            <table:table-cell/>
            <table:table-cell table:style-name="ce83" table:number-columns-repeated="9"/>
            <table:table-cell/>
            <table:table-cell table:style-name="ce83" table:number-columns-repeated="7"/>
            <table:table-cell table:number-columns-repeated="953"/>
          </table:table-row>
        </table:table-row-group>
        <table:table-row table:style-name="ro18">
          <table:table-cell table:style-name="ce21" office:value-type="string" calcext:value-type="string">
            <text:p>TOTAL MONEY SPENT IN CASH</text:p>
          </table:table-cell>
          <table:table-cell table:style-name="ce34" table:formula="of:=[.B79]-[.B81]" office:value-type="float" office:value="1569.26" calcext:value-type="float">
            <text:p>1569.26</text:p>
          </table:table-cell>
          <table:table-cell table:style-name="Default"/>
          <table:table-cell table:style-name="ce58" table:number-columns-repeated="2"/>
          <table:table-cell table:number-columns-repeated="16"/>
          <table:table-cell table:style-name="ce58"/>
          <table:table-cell table:number-columns-repeated="23"/>
          <table:table-cell table:style-name="ce83"/>
          <table:table-cell/>
          <table:table-cell table:style-name="ce83" table:number-columns-repeated="6"/>
          <table:table-cell/>
          <table:table-cell table:style-name="ce83" table:number-columns-repeated="9"/>
          <table:table-cell/>
          <table:table-cell table:style-name="ce83" table:number-columns-repeated="7"/>
          <table:table-cell table:number-columns-repeated="953"/>
        </table:table-row>
        <table:table-row-group table:display="false">
          <table:table-row table:style-name="ro19" table:visibility="collapse">
            <table:table-cell table:style-name="ce22" office:value-type="string" calcext:value-type="string" table:number-columns-spanned="1" table:number-rows-spanned="2">
              <text:p>ACTUAL BALANCE IN ACCOUNT</text:p>
            </table:table-cell>
            <table:table-cell table:style-name="ce35" table:formula="of:=[.B83]-[.B82]" office:value-type="float" office:value="0" calcext:value-type="float" table:number-columns-spanned="1" table:number-rows-spanned="2">
              <text:p>0</text:p>
            </table:table-cell>
            <table:table-cell table:style-name="Default"/>
            <table:table-cell table:style-name="ce58" table:number-columns-repeated="2"/>
            <table:table-cell table:number-columns-repeated="16"/>
            <table:table-cell table:style-name="ce58"/>
            <table:table-cell table:number-columns-repeated="23"/>
            <table:table-cell table:style-name="ce83"/>
            <table:table-cell/>
            <table:table-cell table:style-name="ce83" table:number-columns-repeated="6"/>
            <table:table-cell/>
            <table:table-cell table:style-name="ce83" table:number-columns-repeated="9"/>
            <table:table-cell/>
            <table:table-cell table:style-name="ce83" table:number-columns-repeated="7"/>
            <table:table-cell table:number-columns-repeated="953"/>
          </table:table-row>
          <table:table-row table:style-name="ro8" table:visibility="collapse">
            <table:covered-table-cell table:style-name="ce22"/>
            <table:covered-table-cell table:style-name="ce35"/>
            <table:table-cell table:style-name="Default"/>
            <table:table-cell table:style-name="ce58" table:number-columns-repeated="2"/>
            <table:table-cell table:number-columns-repeated="16"/>
            <table:table-cell table:style-name="ce58"/>
            <table:table-cell table:number-columns-repeated="23"/>
            <table:table-cell table:style-name="ce83"/>
            <table:table-cell/>
            <table:table-cell table:style-name="ce83" table:number-columns-repeated="6"/>
            <table:table-cell/>
            <table:table-cell table:style-name="ce83" table:number-columns-repeated="9"/>
            <table:table-cell/>
            <table:table-cell table:style-name="ce83" table:number-columns-repeated="7"/>
            <table:table-cell table:number-columns-repeated="953"/>
          </table:table-row>
          <table:table-row table:style-name="ro18" table:visibility="collapse">
            <table:table-cell table:style-name="ce23" office:value-type="string" calcext:value-type="string">
              <text:p>IDEAL BALANCE TO BE IN ACCOUNT</text:p>
            </table:table-cell>
            <table:table-cell table:style-name="ce36" office:value-type="float" office:value="0" calcext:value-type="float">
              <text:p>0</text:p>
            </table:table-cell>
            <table:table-cell table:style-name="Default"/>
            <table:table-cell table:style-name="ce58" table:number-columns-repeated="2"/>
            <table:table-cell table:number-columns-repeated="16"/>
            <table:table-cell table:style-name="ce58"/>
            <table:table-cell table:number-columns-repeated="23"/>
            <table:table-cell table:style-name="ce83"/>
            <table:table-cell/>
            <table:table-cell table:style-name="ce83" table:number-columns-repeated="6"/>
            <table:table-cell/>
            <table:table-cell table:style-name="ce83" table:number-columns-repeated="9"/>
            <table:table-cell/>
            <table:table-cell table:style-name="ce83" table:number-columns-repeated="7"/>
            <table:table-cell table:number-columns-repeated="953"/>
          </table:table-row>
        </table:table-row-group>
        <table:table-row table:style-name="ro18">
          <table:table-cell table:style-name="ce21" office:value-type="string" calcext:value-type="string">
            <text:p>TOTAL MONEY TO BE IN HAND</text:p>
          </table:table-cell>
          <table:table-cell table:style-name="ce37" table:formula="of:=SUM([.B115:.B127])-[.B84]" office:value-type="float" office:value="1080.74" calcext:value-type="float">
            <text:p>1080.74</text:p>
          </table:table-cell>
          <table:table-cell table:style-name="Default"/>
          <table:table-cell table:style-name="ce58" table:number-columns-repeated="2"/>
          <table:table-cell table:number-columns-repeated="16"/>
          <table:table-cell table:style-name="ce58"/>
          <table:table-cell table:number-columns-repeated="23"/>
          <table:table-cell table:style-name="ce83"/>
          <table:table-cell/>
          <table:table-cell table:style-name="ce83" table:number-columns-repeated="6"/>
          <table:table-cell/>
          <table:table-cell table:style-name="ce83" table:number-columns-repeated="9"/>
          <table:table-cell/>
          <table:table-cell table:style-name="ce83" table:number-columns-repeated="7"/>
          <table:table-cell table:number-columns-repeated="953"/>
        </table:table-row>
        <table:table-row-group>
          <table:table-row table:style-name="ro15">
            <table:table-cell table:style-name="ce19" office:value-type="string" calcext:value-type="string">
              <text:p>AMOUNT IN COINS</text:p>
            </table:table-cell>
            <table:table-cell table:style-name="ce32" office:value-type="float" office:value="6.44" calcext:value-type="float">
              <text:p>6.44</text:p>
            </table:table-cell>
            <table:table-cell table:style-name="Default"/>
            <table:table-cell table:style-name="ce58" table:number-columns-repeated="2"/>
            <table:table-cell table:number-columns-repeated="16"/>
            <table:table-cell table:style-name="ce58"/>
            <table:table-cell table:number-columns-repeated="23"/>
            <table:table-cell table:style-name="ce83"/>
            <table:table-cell/>
            <table:table-cell table:style-name="ce83" table:number-columns-repeated="6"/>
            <table:table-cell/>
            <table:table-cell table:style-name="ce83" table:number-columns-repeated="9"/>
            <table:table-cell/>
            <table:table-cell table:style-name="ce83" table:number-columns-repeated="7"/>
            <table:table-cell table:number-columns-repeated="953"/>
          </table:table-row>
          <table:table-row table:style-name="ro15">
            <table:table-cell table:style-name="ce19" office:value-type="string" calcext:value-type="string">
              <text:p>HAVING IN SUITCASE/PANT</text:p>
            </table:table-cell>
            <table:table-cell table:style-name="ce32" office:value-type="float" office:value="1065" calcext:value-type="float">
              <text:p>1065</text:p>
            </table:table-cell>
            <table:table-cell table:style-name="Default"/>
            <table:table-cell table:style-name="ce58" table:number-columns-repeated="2"/>
            <table:table-cell table:number-columns-repeated="16"/>
            <table:table-cell table:style-name="ce58"/>
            <table:table-cell table:number-columns-repeated="23"/>
            <table:table-cell table:style-name="ce83"/>
            <table:table-cell/>
            <table:table-cell table:style-name="ce83" table:number-columns-repeated="6"/>
            <table:table-cell/>
            <table:table-cell table:style-name="ce83" table:number-columns-repeated="9"/>
            <table:table-cell/>
            <table:table-cell table:style-name="ce83" table:number-columns-repeated="7"/>
            <table:table-cell table:number-columns-repeated="953"/>
          </table:table-row>
          <table:table-row table:style-name="ro15">
            <table:table-cell table:style-name="ce19" office:value-type="string" calcext:value-type="string">
              <text:p>HAVING IN WALLET</text:p>
            </table:table-cell>
            <table:table-cell table:style-name="ce32" office:value-type="float" office:value="0" calcext:value-type="float">
              <text:p>0</text:p>
            </table:table-cell>
            <table:table-cell table:style-name="ce32"/>
            <table:table-cell table:style-name="ce58" table:number-columns-repeated="2"/>
            <table:table-cell table:number-columns-repeated="16"/>
            <table:table-cell table:style-name="ce58"/>
            <table:table-cell table:number-columns-repeated="23"/>
            <table:table-cell table:style-name="ce83"/>
            <table:table-cell/>
            <table:table-cell table:style-name="ce83" table:number-columns-repeated="6"/>
            <table:table-cell/>
            <table:table-cell table:style-name="ce83" table:number-columns-repeated="9"/>
            <table:table-cell/>
            <table:table-cell table:style-name="ce83" table:number-columns-repeated="7"/>
            <table:table-cell table:number-columns-repeated="953"/>
          </table:table-row>
        </table:table-row-group>
        <table:table-row table:style-name="ro18">
          <table:table-cell table:style-name="ce21" office:value-type="string" calcext:value-type="string">
            <text:p>ACTUAL CASH IN HAND</text:p>
          </table:table-cell>
          <table:table-cell table:style-name="ce38" table:formula="of:=SUM([.B89:.B91])" office:value-type="float" office:value="1071.44" calcext:value-type="float">
            <text:p>1071.44</text:p>
          </table:table-cell>
          <table:table-cell table:style-name="Default"/>
          <table:table-cell table:style-name="ce58" table:number-columns-repeated="2"/>
          <table:table-cell table:number-columns-repeated="16"/>
          <table:table-cell table:style-name="ce58"/>
          <table:table-cell table:number-columns-repeated="23"/>
          <table:table-cell table:style-name="ce83"/>
          <table:table-cell/>
          <table:table-cell table:style-name="ce83" table:number-columns-repeated="6"/>
          <table:table-cell/>
          <table:table-cell table:style-name="ce83" table:number-columns-repeated="9"/>
          <table:table-cell/>
          <table:table-cell table:style-name="ce83" table:number-columns-repeated="7"/>
          <table:table-cell table:number-columns-repeated="953"/>
        </table:table-row>
        <table:table-row-group table:display="false">
          <table:table-row table:style-name="ro18" table:visibility="collapse">
            <table:table-cell table:style-name="ce21" office:value-type="string" calcext:value-type="string">
              <text:p>AMOUNT TO BE IN ACCOUNT</text:p>
            </table:table-cell>
            <table:table-cell table:style-name="ce34" table:formula="of:=[.B80]-([.B89]+[.B90]+[.B91])" office:value-type="float" office:value="-8209.7" calcext:value-type="float">
              <text:p>-8209.7</text:p>
            </table:table-cell>
            <table:table-cell table:style-name="ce24"/>
            <table:table-cell table:style-name="ce58" table:number-columns-repeated="2"/>
            <table:table-cell table:number-columns-repeated="16"/>
            <table:table-cell table:style-name="ce58"/>
            <table:table-cell table:number-columns-repeated="23"/>
            <table:table-cell table:style-name="ce83"/>
            <table:table-cell/>
            <table:table-cell table:style-name="ce83" table:number-columns-repeated="6"/>
            <table:table-cell/>
            <table:table-cell table:style-name="ce83" table:number-columns-repeated="9"/>
            <table:table-cell/>
            <table:table-cell table:style-name="ce83" table:number-columns-repeated="7"/>
            <table:table-cell table:number-columns-repeated="953"/>
          </table:table-row>
        </table:table-row-group>
        <table:table-row table:style-name="ro18" table:visibility="collapse">
          <table:table-cell table:style-name="ce21" office:value-type="string" calcext:value-type="string">
            <text:p>TOTAL MONEY WITHDRAWN AND SPENT</text:p>
          </table:table-cell>
          <table:table-cell table:style-name="ce34" table:formula="of:=[.B85]-[.B93]" office:value-type="float" office:value="8209.7" calcext:value-type="float">
            <text:p>8209.7</text:p>
          </table:table-cell>
          <table:table-cell table:style-name="ce24"/>
          <table:table-cell table:style-name="ce58" table:number-columns-repeated="2"/>
          <table:table-cell table:number-columns-repeated="16"/>
          <table:table-cell table:style-name="ce58"/>
          <table:table-cell table:number-columns-repeated="23"/>
          <table:table-cell table:formula="of:=[.C94]-1.69" office:value-type="float" office:value="-1.69" calcext:value-type="float">
            <text:p>-1.69</text:p>
          </table:table-cell>
          <table:table-cell/>
          <table:table-cell table:formula="of:=[.C94]-1.69" office:value-type="float" office:value="-1.69" calcext:value-type="float">
            <text:p>-1.69</text:p>
          </table:table-cell>
          <table:table-cell table:formula="of:=[.D94]-1.69" office:value-type="float" office:value="-1.69" calcext:value-type="float">
            <text:p>-1.69</text:p>
          </table:table-cell>
          <table:table-cell table:formula="of:=[.E94]-1.69" office:value-type="float" office:value="-1.69" calcext:value-type="float">
            <text:p>-1.69</text:p>
          </table:table-cell>
          <table:table-cell table:formula="of:=[.F94]-1.69" office:value-type="float" office:value="-1.69" calcext:value-type="float">
            <text:p>-1.69</text:p>
          </table:table-cell>
          <table:table-cell table:formula="of:=[.G94]-1.69" office:value-type="float" office:value="-1.69" calcext:value-type="float">
            <text:p>-1.69</text:p>
          </table:table-cell>
          <table:table-cell table:formula="of:=[.H94]-1.69" office:value-type="float" office:value="-1.69" calcext:value-type="float">
            <text:p>-1.69</text:p>
          </table:table-cell>
          <table:table-cell/>
          <table:table-cell table:formula="of:=[.J94]-1.69" office:value-type="float" office:value="-1.69" calcext:value-type="float">
            <text:p>-1.69</text:p>
          </table:table-cell>
          <table:table-cell table:formula="of:=[.K94]-1.69" office:value-type="float" office:value="-1.69" calcext:value-type="float">
            <text:p>-1.69</text:p>
          </table:table-cell>
          <table:table-cell table:formula="of:=[.L94]-1.69" office:value-type="float" office:value="-1.69" calcext:value-type="float">
            <text:p>-1.69</text:p>
          </table:table-cell>
          <table:table-cell table:formula="of:=[.M94]-1.69" office:value-type="float" office:value="-1.69" calcext:value-type="float">
            <text:p>-1.69</text:p>
          </table:table-cell>
          <table:table-cell table:formula="of:=[.N94]-1.69" office:value-type="float" office:value="-1.69" calcext:value-type="float">
            <text:p>-1.69</text:p>
          </table:table-cell>
          <table:table-cell table:formula="of:=[.O94]-1.69" office:value-type="float" office:value="-1.69" calcext:value-type="float">
            <text:p>-1.69</text:p>
          </table:table-cell>
          <table:table-cell table:formula="of:=[.P94]-1.69" office:value-type="float" office:value="-1.69" calcext:value-type="float">
            <text:p>-1.69</text:p>
          </table:table-cell>
          <table:table-cell table:formula="of:=[.Q94]-1.69" office:value-type="float" office:value="-1.69" calcext:value-type="float">
            <text:p>-1.69</text:p>
          </table:table-cell>
          <table:table-cell table:formula="of:=[.R94]-1.69" office:value-type="float" office:value="-1.69" calcext:value-type="float">
            <text:p>-1.69</text:p>
          </table:table-cell>
          <table:table-cell/>
          <table:table-cell table:formula="of:=[.T94]-1.69" office:value-type="float" office:value="-1.69" calcext:value-type="float">
            <text:p>-1.69</text:p>
          </table:table-cell>
          <table:table-cell table:formula="of:=[.U94]-1.69" office:value-type="float" office:value="-1.69" calcext:value-type="float">
            <text:p>-1.69</text:p>
          </table:table-cell>
          <table:table-cell table:formula="of:=[.V94]-1.69" office:value-type="float" office:value="-1.69" calcext:value-type="float">
            <text:p>-1.69</text:p>
          </table:table-cell>
          <table:table-cell table:formula="of:=[.W94]-1.69" office:value-type="float" office:value="-1.69" calcext:value-type="float">
            <text:p>-1.69</text:p>
          </table:table-cell>
          <table:table-cell table:formula="of:=[.X94]-1.69" office:value-type="float" office:value="-1.69" calcext:value-type="float">
            <text:p>-1.69</text:p>
          </table:table-cell>
          <table:table-cell table:formula="of:=[.Y94]-1.69" office:value-type="float" office:value="-1.69" calcext:value-type="float">
            <text:p>-1.69</text:p>
          </table:table-cell>
          <table:table-cell table:formula="of:=[.Z94]-1.69" office:value-type="float" office:value="-1.69" calcext:value-type="float">
            <text:p>-1.69</text:p>
          </table:table-cell>
          <table:table-cell table:number-columns-repeated="953"/>
        </table:table-row>
        <table:table-row table:style-name="ro18">
          <table:table-cell table:style-name="ce21" office:value-type="string" calcext:value-type="string">
            <text:p>DIFFERENCE IN TOTAL &amp; ACTUAL</text:p>
          </table:table-cell>
          <table:table-cell table:style-name="ce34" table:formula="of:=[.B88]-[.B92]" office:value-type="float" office:value="9.30000000000064" calcext:value-type="float">
            <text:p>9.3</text:p>
          </table:table-cell>
          <table:table-cell table:style-name="ce24"/>
          <table:table-cell table:style-name="ce58" table:number-columns-repeated="2"/>
          <table:table-cell table:number-columns-repeated="16"/>
          <table:table-cell table:style-name="ce58"/>
          <table:table-cell table:number-columns-repeated="1002"/>
        </table:table-row>
        <table:table-row table:style-name="ro8">
          <table:table-cell table:style-name="ce24" table:number-columns-repeated="3"/>
          <table:table-cell table:style-name="ce58" table:number-columns-repeated="2"/>
          <table:table-cell table:number-columns-repeated="16"/>
          <table:table-cell table:style-name="ce58"/>
          <table:table-cell table:number-columns-repeated="1002"/>
        </table:table-row>
        <table:table-row-group table:display="false">
          <table:table-row table:style-name="ro20" table:visibility="collapse">
            <table:table-cell table:style-name="ce25" office:value-type="string" calcext:value-type="string">
              <text:p>JOURNEY START DATE</text:p>
            </table:table-cell>
            <table:table-cell table:style-name="ce39" office:value-type="date" office:date-value="2017-01-07" calcext:value-type="date" table:number-columns-spanned="2" table:number-rows-spanned="1">
              <text:p>7. January 2017</text:p>
            </table:table-cell>
            <table:covered-table-cell table:style-name="ce39"/>
            <table:table-cell table:style-name="ce59" table:number-columns-repeated="2"/>
            <table:table-cell table:number-columns-repeated="16"/>
            <table:table-cell table:style-name="ce58"/>
            <table:table-cell table:number-columns-repeated="1002"/>
          </table:table-row>
          <table:table-row table:style-name="ro20" table:visibility="collapse">
            <table:table-cell table:style-name="ce25" office:value-type="string" calcext:value-type="string">
              <text:p>JOURNEY END DATE</text:p>
            </table:table-cell>
            <table:table-cell table:style-name="ce39" office:value-type="date" office:date-value="2017-03-13" calcext:value-type="date" table:number-columns-spanned="2" table:number-rows-spanned="1">
              <text:p>13. March 2017</text:p>
            </table:table-cell>
            <table:covered-table-cell table:style-name="ce39"/>
            <table:table-cell table:style-name="ce59" table:number-columns-repeated="2"/>
            <table:table-cell table:number-columns-repeated="16"/>
            <table:table-cell table:style-name="ce58"/>
            <table:table-cell table:number-columns-repeated="1002"/>
          </table:table-row>
          <table:table-row table:style-name="ro20" table:visibility="collapse">
            <table:table-cell table:style-name="ce25" office:value-type="string" calcext:value-type="string">
              <text:p>TOTAL NUMBER OF DAYS</text:p>
            </table:table-cell>
            <table:table-cell table:style-name="ce40" table:formula="of:=[.B98]-[.B97]" office:value-type="float" office:value="65" calcext:value-type="float" table:number-columns-spanned="2" table:number-rows-spanned="1">
              <text:p>65</text:p>
            </table:table-cell>
            <table:covered-table-cell table:style-name="ce40"/>
            <table:table-cell table:style-name="ce58"/>
            <table:table-cell table:number-columns-repeated="17"/>
            <table:table-cell table:style-name="ce58"/>
            <table:table-cell table:number-columns-repeated="1002"/>
          </table:table-row>
          <table:table-row table:style-name="ro20" table:visibility="collapse">
            <table:table-cell table:style-name="ce25" office:value-type="string" calcext:value-type="string">
              <text:p>PER DIEM</text:p>
            </table:table-cell>
            <table:table-cell table:style-name="ce40" office:value-type="float" office:value="40" calcext:value-type="float" table:number-columns-spanned="2" table:number-rows-spanned="1">
              <text:p>40</text:p>
            </table:table-cell>
            <table:covered-table-cell table:style-name="ce40"/>
            <table:table-cell table:style-name="ce58"/>
            <table:table-cell table:number-columns-repeated="17"/>
            <table:table-cell table:style-name="ce58"/>
            <table:table-cell table:number-columns-repeated="1002"/>
          </table:table-row>
          <table:table-row table:style-name="ro26" table:visibility="collapse">
            <table:table-cell table:style-name="ce25" office:value-type="string" calcext:value-type="string">
              <text:p>TOTAL PER DIEM</text:p>
            </table:table-cell>
            <table:table-cell table:style-name="ce41" table:formula="of:=TODAY()" office:value-type="date" office:date-value="2017-03-12" calcext:value-type="date">
              <text:p>12. March 2017</text:p>
            </table:table-cell>
            <table:table-cell table:style-name="ce46" table:formula="of:=[.B99]*[.B100]" office:value-type="float" office:value="2600" calcext:value-type="float">
              <text:p>2600 <text:s text:c="3"/></text:p>
            </table:table-cell>
            <table:table-cell table:style-name="ce58"/>
            <table:table-cell table:number-columns-repeated="17"/>
            <table:table-cell table:style-name="ce58"/>
            <table:table-cell table:number-columns-repeated="1002"/>
          </table:table-row>
          <table:table-row table:style-name="ro8" table:visibility="collapse">
            <table:table-cell table:style-name="ce26" office:value-type="string" calcext:value-type="string" table:number-columns-spanned="1" table:number-rows-spanned="4">
              <text:p>TOTAL MONEY WITHDRAWN TILL DATE</text:p>
            </table:table-cell>
            <table:table-cell table:style-name="ce42" table:formula="of:=[.B101]" office:value-type="date" office:date-value="2017-03-12" calcext:value-type="date" table:number-columns-spanned="1" table:number-rows-spanned="4">
              <text:p>12. March 2017</text:p>
            </table:table-cell>
            <table:table-cell table:style-name="ce47" table:formula="of:=SUM([.B115:.B132])" office:value-type="float" office:value="2650" calcext:value-type="float" table:number-columns-spanned="1" table:number-rows-spanned="4">
              <text:p>2650</text:p>
            </table:table-cell>
            <table:table-cell table:style-name="ce58"/>
            <table:table-cell table:number-columns-repeated="17"/>
            <table:table-cell table:style-name="ce58"/>
            <table:table-cell table:number-columns-repeated="1002"/>
          </table:table-row>
          <table:table-row table:style-name="ro8" table:visibility="collapse">
            <table:covered-table-cell table:style-name="ce26"/>
            <table:covered-table-cell table:style-name="ce42"/>
            <table:covered-table-cell table:style-name="ce47"/>
            <table:table-cell table:style-name="ce58"/>
            <table:table-cell table:number-columns-repeated="17"/>
            <table:table-cell table:style-name="ce58"/>
            <table:table-cell table:number-columns-repeated="1002"/>
          </table:table-row>
          <table:table-row table:style-name="ro8" table:visibility="collapse">
            <table:covered-table-cell table:style-name="ce26"/>
            <table:covered-table-cell table:style-name="ce42"/>
            <table:covered-table-cell table:style-name="ce47"/>
            <table:table-cell table:style-name="ce58"/>
            <table:table-cell table:number-columns-repeated="17"/>
            <table:table-cell table:style-name="ce58"/>
            <table:table-cell table:number-columns-repeated="1002"/>
          </table:table-row>
          <table:table-row table:style-name="ro27" table:visibility="collapse">
            <table:covered-table-cell table:style-name="ce26"/>
            <table:covered-table-cell table:style-name="ce42"/>
            <table:covered-table-cell table:style-name="ce47"/>
            <table:table-cell table:style-name="ce58"/>
            <table:table-cell table:number-columns-repeated="17"/>
            <table:table-cell table:style-name="ce58"/>
            <table:table-cell table:number-columns-repeated="1002"/>
          </table:table-row>
        </table:table-row-group>
        <table:table-row table:style-name="ro28">
          <table:table-cell table:style-name="ce27" office:value-type="string" calcext:value-type="string">
            <text:p>TOTAL MONEY SPENT ON COMPANY'S ACCOUNT</text:p>
          </table:table-cell>
          <table:table-cell table:style-name="ce43" table:formula="of:=[.B101]" office:value-type="date" office:date-value="2017-03-12" calcext:value-type="date">
            <text:p>12. Mar. 2017</text:p>
          </table:table-cell>
          <table:table-cell table:style-name="ce48" table:formula="of:=[.B81]+SUM([.E4:.BR4])" office:value-type="float" office:value="5621" calcext:value-type="float">
            <text:p>5621</text:p>
          </table:table-cell>
          <table:table-cell table:style-name="ce58"/>
          <table:table-cell table:number-columns-repeated="17"/>
          <table:table-cell table:style-name="ce58"/>
          <table:table-cell table:number-columns-repeated="1002"/>
        </table:table-row>
        <table:table-row table:style-name="ro28">
          <table:table-cell table:style-name="ce27" office:value-type="string" calcext:value-type="string">
            <text:p>TOTAL PER DIEM SPENT TILL DATE</text:p>
          </table:table-cell>
          <table:table-cell table:style-name="ce43" table:formula="of:=[.B101]" office:value-type="date" office:date-value="2017-03-12" calcext:value-type="date">
            <text:p>12. Mar. 2017</text:p>
          </table:table-cell>
          <table:table-cell table:style-name="ce48" table:formula="of:=[.B79]-[.C106]" office:value-type="float" office:value="1517.26" calcext:value-type="float">
            <text:p>1517.26</text:p>
          </table:table-cell>
          <table:table-cell table:style-name="ce58"/>
          <table:table-cell table:number-columns-repeated="17"/>
          <table:table-cell table:style-name="ce58"/>
          <table:table-cell table:number-columns-repeated="1002"/>
        </table:table-row>
        <table:table-row table:style-name="ro28">
          <table:table-cell table:style-name="ce27" office:value-type="string" calcext:value-type="string">
            <text:p>TOTAL MONEY TO CLAIM FROM COMPANY</text:p>
          </table:table-cell>
          <table:table-cell table:style-name="ce43" table:formula="of:=[.B98]" office:value-type="date" office:date-value="2017-03-13" calcext:value-type="date">
            <text:p>13. Mar. 2017</text:p>
          </table:table-cell>
          <table:table-cell table:style-name="ce49" table:formula="of:=[.B84]-[.C107]" office:value-type="float" office:value="52" calcext:value-type="float">
            <text:p>52</text:p>
          </table:table-cell>
          <table:table-cell table:style-name="ce58"/>
          <table:table-cell table:number-columns-repeated="17"/>
          <table:table-cell table:style-name="ce58"/>
          <table:table-cell table:number-columns-repeated="1002"/>
        </table:table-row>
        <table:table-row-group table:display="false">
          <table:table-row table:style-name="ro28" table:visibility="collapse">
            <table:table-cell table:style-name="ce27" office:value-type="string" calcext:value-type="string">
              <text:p>TOTAL MONEY TAKEN ON THE LAST DAY</text:p>
            </table:table-cell>
            <table:table-cell table:style-name="ce43" table:formula="of:=[.B108]" office:value-type="date" office:date-value="2017-03-13" calcext:value-type="date">
              <text:p>13. Mar. 2017</text:p>
            </table:table-cell>
            <table:table-cell table:style-name="ce49"/>
            <table:table-cell table:style-name="ce58"/>
            <table:table-cell table:number-columns-repeated="17"/>
            <table:table-cell table:style-name="ce66"/>
            <table:table-cell table:number-columns-repeated="1002"/>
          </table:table-row>
        </table:table-row-group>
        <table:table-row table:style-name="ro28" table:visibility="collapse">
          <table:table-cell table:style-name="ce27" office:value-type="string" calcext:value-type="string">
            <text:p>TOTAL PER DIEM LEFT</text:p>
          </table:table-cell>
          <table:table-cell table:style-name="ce43" table:formula="of:=[.B109]" office:value-type="date" office:date-value="2017-03-13" calcext:value-type="date">
            <text:p>13. Mar. 2017</text:p>
          </table:table-cell>
          <table:table-cell table:style-name="ce49"/>
          <table:table-cell table:style-name="ce58"/>
          <table:table-cell table:number-columns-repeated="1020"/>
        </table:table-row>
        <table:table-row table:style-name="ro28" table:visibility="collapse">
          <table:table-cell table:style-name="ce27" office:value-type="string" calcext:value-type="string">
            <text:p>TOTAL MONEY TO BE GIVEN TO OFFICE</text:p>
          </table:table-cell>
          <table:table-cell table:style-name="ce43"/>
          <table:table-cell table:style-name="ce49"/>
          <table:table-cell table:style-name="ce58"/>
          <table:table-cell table:number-columns-repeated="1020"/>
        </table:table-row>
        <table:table-row table:style-name="ro29">
          <table:table-cell table:style-name="ce28" office:value-type="string" calcext:value-type="string">
            <text:p>TOTAL MONEY YET TO BE WITHDRAWN FROM ATM</text:p>
          </table:table-cell>
          <table:table-cell table:style-name="ce44" office:value-type="string" calcext:value-type="string">
            <text:p>This Much Money Company Owes Me</text:p>
          </table:table-cell>
          <table:table-cell table:style-name="ce50" table:formula="of:=[.C101]-SUM([.B115:.B129])+[.C108]" office:value-type="float" office:value="2" calcext:value-type="float">
            <text:p>2</text:p>
          </table:table-cell>
          <table:table-cell table:style-name="ce60" office:value-type="string" calcext:value-type="string">
            <text:p>Always Add TAXI BILLS IN Advance ( Probably 30 Euros approximately )</text:p>
          </table:table-cell>
          <table:table-cell table:number-columns-repeated="44"/>
          <table:table-cell table:style-name="Default"/>
          <table:table-cell table:number-columns-repeated="6"/>
          <table:table-cell table:style-name="Default"/>
          <table:table-cell table:number-columns-repeated="9"/>
          <table:table-cell table:style-name="Default"/>
          <table:table-cell table:number-columns-repeated="958"/>
        </table:table-row>
        <table:table-row table:style-name="ro8">
          <table:table-cell table:style-name="ce18"/>
          <table:table-cell table:style-name="ce24" table:number-columns-repeated="2"/>
          <table:table-cell table:style-name="ce58"/>
          <table:table-cell table:number-columns-repeated="1020"/>
        </table:table-row>
        <table:table-row-group>
          <table:table-row table:style-name="ro30">
            <table:table-cell table:style-name="ce29" office:value-type="string" calcext:value-type="string">
              <text:p>DATE</text:p>
            </table:table-cell>
            <table:table-cell table:style-name="ce29" office:value-type="string" calcext:value-type="string">
              <text:p>MONEY WITHDRAWN</text:p>
            </table:table-cell>
            <table:table-cell table:style-name="ce51" office:value-type="string" calcext:value-type="string">
              <text:p>TRANSACTION CHARGES</text:p>
            </table:table-cell>
            <table:table-cell table:style-name="ce58"/>
            <table:table-cell table:number-columns-repeated="1020"/>
          </table:table-row>
          <table:table-row table:style-name="ro31">
            <table:table-cell table:style-name="ce30" office:value-type="date" office:date-value="2017-01-07" calcext:value-type="date">
              <text:p>7. January 2017</text:p>
            </table:table-cell>
            <table:table-cell table:style-name="ce45" office:value-type="float" office:value="100" calcext:value-type="float">
              <text:p>100</text:p>
            </table:table-cell>
            <table:table-cell table:style-name="ce45"/>
            <table:table-cell table:style-name="ce61"/>
            <table:table-cell table:number-columns-repeated="1020"/>
          </table:table-row>
          <table:table-row table:style-name="ro31">
            <table:table-cell table:style-name="ce30" office:value-type="date" office:date-value="2017-01-09" calcext:value-type="date">
              <text:p>9. January 2017</text:p>
            </table:table-cell>
            <table:table-cell table:style-name="ce45" office:value-type="float" office:value="900" calcext:value-type="float">
              <text:p>900</text:p>
            </table:table-cell>
            <table:table-cell table:style-name="ce45"/>
            <table:table-cell table:number-columns-repeated="1021"/>
          </table:table-row>
          <table:table-row table:style-name="ro31">
            <table:table-cell table:style-name="ce30" office:value-type="date" office:date-value="2017-02-04" calcext:value-type="date">
              <text:p>4. February 2017</text:p>
            </table:table-cell>
            <table:table-cell table:style-name="ce45" office:value-type="float" office:value="700" calcext:value-type="float">
              <text:p>700</text:p>
            </table:table-cell>
            <table:table-cell table:style-name="ce45"/>
            <table:table-cell table:number-columns-repeated="1021"/>
          </table:table-row>
          <table:table-row table:style-name="ro31">
            <table:table-cell table:style-name="ce30" office:value-type="date" office:date-value="2017-03-11" calcext:value-type="date">
              <text:p>11. March 2017</text:p>
            </table:table-cell>
            <table:table-cell table:style-name="ce45" office:value-type="float" office:value="650" calcext:value-type="float">
              <text:p>650</text:p>
            </table:table-cell>
            <table:table-cell table:style-name="ce45"/>
            <table:table-cell table:number-columns-repeated="1021"/>
          </table:table-row>
          <table:table-row table:style-name="ro31">
            <table:table-cell table:style-name="ce30" office:value-type="date" office:date-value="2017-03-11" calcext:value-type="date">
              <text:p>11. March 2017</text:p>
            </table:table-cell>
            <table:table-cell table:style-name="ce45" office:value-type="float" office:value="300" calcext:value-type="float">
              <text:p>300</text:p>
            </table:table-cell>
            <table:table-cell table:style-name="ce52"/>
            <table:table-cell table:number-columns-repeated="1021"/>
          </table:table-row>
          <table:table-row table:style-name="ro31" table:number-rows-repeated="13">
            <table:table-cell table:style-name="ce30"/>
            <table:table-cell table:style-name="ce45" table:number-columns-repeated="2"/>
            <table:table-cell table:number-columns-repeated="1021"/>
          </table:table-row>
        </table:table-row-group>
        <table:table-row table:style-name="ro8" table:number-rows-repeated="10484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Overall_Expense_Summary" table:style-name="ta2">
        <table:table-column table:style-name="co10" table:default-cell-style-name="ce7"/>
        <table:table-column table:style-name="co11" table:default-cell-style-name="ce74"/>
        <table:table-column table:style-name="co12" table:default-cell-style-name="ce74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number-columns-repeated="2" table:default-cell-style-name="ce7"/>
        <table:table-column table:style-name="co17" table:default-cell-style-name="ce7"/>
        <table:table-column table:style-name="co9" table:number-columns-repeated="1015" table:default-cell-style-name="ce7"/>
        <table:table-row table:style-name="ro8">
          <table:table-cell/>
          <table:table-cell table:style-name="ce7" table:number-columns-repeated="2"/>
          <table:table-cell table:style-name="Default" table:number-columns-repeated="2"/>
          <table:table-cell table:number-columns-repeated="1019"/>
        </table:table-row>
        <table:table-row table:style-name="ro21">
          <table:table-cell/>
          <table:table-cell table:style-name="ce70" office:value-type="string" calcext:value-type="string">
            <text:p>TOTAL(GIVEN)</text:p>
          </table:table-cell>
          <table:table-cell table:style-name="ce70" table:number-columns-repeated="2"/>
          <table:table-cell table:style-name="Default"/>
          <table:table-cell table:number-columns-repeated="1019"/>
        </table:table-row>
        <table:table-row table:style-name="ro22">
          <table:table-cell/>
          <table:table-cell table:style-name="ce71" office:value-type="string" calcext:value-type="string" table:number-columns-spanned="1" table:number-rows-spanned="2">
            <text:p>TOTAL SPENT</text:p>
          </table:table-cell>
          <table:table-cell table:style-name="ce72" office:value-type="string" calcext:value-type="string">
            <text:p>( Spent from Card for Company )</text:p>
          </table:table-cell>
          <table:table-cell table:style-name="ce75"/>
          <table:table-cell table:style-name="ce78" office:value-type="string" calcext:value-type="string">
            <text:p>Company Expenses only need to show the Bill</text:p>
          </table:table-cell>
          <table:table-cell table:number-columns-repeated="1019"/>
        </table:table-row>
        <table:table-row table:style-name="ro23">
          <table:table-cell/>
          <table:covered-table-cell table:style-name="ce71"/>
          <table:table-cell table:style-name="ce72" office:value-type="string" calcext:value-type="string">
            <text:p>( Spent as Cash for Company )</text:p>
          </table:table-cell>
          <table:table-cell table:style-name="ce75"/>
          <table:table-cell table:style-name="ce78" office:value-type="string" calcext:value-type="string">
            <text:p>Need to show the bill for reimbursement</text:p>
          </table:table-cell>
          <table:table-cell table:number-columns-repeated="1019"/>
        </table:table-row>
        <table:table-row table:style-name="ro24">
          <table:table-cell/>
          <table:table-cell table:style-name="ce72" office:value-type="string" calcext:value-type="string">
            <text:p>MY PER DIEM</text:p>
          </table:table-cell>
          <table:table-cell table:style-name="ce72"/>
          <table:table-cell table:style-name="ce75"/>
          <table:table-cell table:number-columns-repeated="1020"/>
        </table:table-row>
        <table:table-row table:style-name="ro24">
          <table:table-cell/>
          <table:table-cell table:style-name="ce72" office:value-type="string" calcext:value-type="string">
            <text:p>BALANCE MONEY LEFT IN ACCOUNT</text:p>
          </table:table-cell>
          <table:table-cell table:style-name="ce72"/>
          <table:table-cell table:style-name="ce75"/>
          <table:table-cell table:number-columns-repeated="1020"/>
        </table:table-row>
        <table:table-row table:style-name="ro24">
          <table:table-cell/>
          <table:table-cell table:style-name="ce73" office:value-type="string" calcext:value-type="string">
            <text:p>INTER TOTAL</text:p>
          </table:table-cell>
          <table:table-cell table:style-name="ce73"/>
          <table:table-cell table:style-name="ce76"/>
          <table:table-cell table:number-columns-repeated="1020"/>
        </table:table-row>
        <table:table-row table:style-name="ro25">
          <table:table-cell/>
          <table:table-cell table:style-name="ce70" office:value-type="string" calcext:value-type="string">
            <text:p>BALANCE TO BE GIVEN TO COMPANY</text:p>
          </table:table-cell>
          <table:table-cell table:style-name="ce70"/>
          <table:table-cell table:style-name="ce77"/>
          <table:table-cell table:number-columns-repeated="1020"/>
        </table:table-row>
        <table:table-row table:style-name="ro8" table:number-rows-repeated="104856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uosu SIL" svg:font-family="'Nuosu SIL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day number:style="long"/>
      <number:text>/</number:text>
      <number:month number:style="long"/>
      <number:text>/</number:text>
      <number:year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08:39:49.324861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all_5f_Expense_5f_Summary" style:display-name="PageStyle_Overall_Expense_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ermany_5f_Expenses_5f_1st_5f_Nov_5f_2016_5f_Till_5f_18th_5f_Dec_5f_2016" style:display-name="PageStyle_Germany_Expenses_1st_Nov_2016_Till_18th_Dec_2016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07:59:27</meta:creation-date>
    <meta:initial-creator>Vishnu Vasan Nehru </meta:initial-creator>
    <dc:language>en-US</dc:language>
    <dc:date>2017-03-12T08:42:53.353816920</dc:date>
    <meta:editing-cycles>1151</meta:editing-cycles>
    <meta:editing-duration>P116DT18H26M16S</meta:editing-duration>
    <meta:generator>LibreOffice/5.1.6.2.0$Linux_X86_64 LibreOffice_project/10$Build-2</meta:generator>
    <meta:document-statistic meta:table-count="2" meta:cell-count="309" meta:object-count="0"/>
  </office:meta>
</office:document-meta>
</file>